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9.7cm"/>
    </style:style>
    <style:style style:name="gr2" style:family="graphic" style:parent-style-name="standard">
      <style:graphic-properties draw:textarea-horizontal-align="justify" draw:textarea-vertical-align="middle" draw:auto-grow-height="false" style:protect="position size"/>
    </style:style>
    <style:style style:name="gr3" style:family="graphic" style:parent-style-name="standard">
      <style:graphic-properties draw:fill="solid" draw:fill-color="#3465a4" draw:textarea-horizontal-align="justify" draw:textarea-vertical-align="middle" draw:auto-grow-height="false"/>
    </style:style>
    <style:style style:name="gr4" style:family="graphic" style:parent-style-name="standard">
      <style:graphic-properties draw:fill="solid" draw:fill-color="#9999ff" draw:textarea-horizontal-align="justify" draw:textarea-vertical-align="middle" draw:auto-grow-height="false"/>
    </style:style>
    <style:style style:name="gr5" style:family="graphic" style:parent-style-name="standard">
      <style:graphic-properties draw:fill="solid" draw:fill-color="#663300" draw:textarea-horizontal-align="justify" draw:textarea-vertical-align="middle" draw:auto-grow-height="false"/>
    </style:style>
    <style:style style:name="gr6" style:family="graphic" style:parent-style-name="standard">
      <style:graphic-properties draw:stroke="none" svg:stroke-color="#000000" draw:fill="none" draw:fill-color="#ffffff" fo:min-height="0.75cm"/>
    </style:style>
    <style:style style:name="gr7" style:family="graphic" style:parent-style-name="standard">
      <style:graphic-properties draw:stroke="none" svg:stroke-color="#000000" draw:fill="none" draw:fill-color="#ffffff" fo:min-height="1.15cm"/>
    </style:style>
    <style:style style:name="gr8" style:family="graphic" style:parent-style-name="standard">
      <style:graphic-properties draw:stroke="none" svg:stroke-color="#000000" draw:fill="none" draw:fill-color="#ffffff" fo:min-height="0.787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solid" draw:fill-color="#e3d0d0" draw:textarea-horizontal-align="justify" draw:textarea-vertical-align="middle" draw:auto-grow-height="false"/>
    </style:style>
    <style:style style:name="gr12" style:family="graphic" style:parent-style-name="standard">
      <style:graphic-properties draw:stroke="none" svg:stroke-color="#000000" draw:fill="none" draw:fill-color="#ffffff" fo:min-height="0.5cm"/>
    </style:style>
    <style:style style:name="gr13" style:family="graphic" style:parent-style-name="standard">
      <style:graphic-properties draw:stroke="none" svg:stroke-color="#000000" draw:fill="none" draw:fill-color="#ffffff" fo:min-height="0.85cm"/>
    </style:style>
    <style:style style:name="gr14" style:family="graphic" style:parent-style-name="standard">
      <style:graphic-properties draw:fill="solid" draw:fill-color="#772953" draw:textarea-horizontal-align="justify" draw:textarea-vertical-align="middle" draw:auto-grow-height="false"/>
    </style:style>
    <style:style style:name="gr15" style:family="graphic" style:parent-style-name="standard">
      <style:graphic-properties draw:fill="solid" draw:fill-color="#996699" draw:textarea-horizontal-align="justify" draw:textarea-vertical-align="middle" draw:auto-grow-height="false"/>
    </style:style>
    <style:style style:name="gr16" style:family="graphic" style:parent-style-name="standard">
      <style:graphic-properties draw:stroke="none" svg:stroke-color="#000000" draw:fill="none" draw:fill-color="#ffffff" fo:min-height="0.45cm"/>
    </style:style>
    <style:style style:name="gr17" style:family="graphic" style:parent-style-name="standard">
      <style:graphic-properties draw:stroke="none" svg:stroke-color="#000000" draw:fill="none" draw:fill-color="#ffffff" fo:min-height="0.6cm"/>
    </style:style>
    <style:style style:name="gr18" style:family="graphic" style:parent-style-name="standard">
      <style:graphic-properties svg:stroke-color="#e4d0d0" draw:marker-start="Circle" draw:marker-start-width="0.3cm" draw:marker-end="Arrow" draw:marker-end-width="0.3cm" draw:textarea-vertical-align="middle"/>
    </style:style>
    <style:style style:name="gr19" style:family="graphic" style:parent-style-name="standard">
      <style:graphic-properties draw:fill="solid" draw:fill-color="#dcdcff" draw:textarea-horizontal-align="justify" draw:textarea-vertical-align="middle" draw:auto-grow-height="false"/>
    </style:style>
    <style:style style:name="gr20" style:family="graphic" style:parent-style-name="standard">
      <style:graphic-properties draw:stroke="none" svg:stroke-color="#000000" draw:fill="none" draw:fill-color="#ffffff" fo:min-height="3.1cm"/>
    </style:style>
    <style:style style:name="gr21" style:family="graphic" style:parent-style-name="standard">
      <style:graphic-properties draw:fill="solid" draw:fill-color="#dcdcff" draw:textarea-horizontal-align="justify" draw:textarea-vertical-align="middle" draw:auto-grow-height="false"/>
    </style:style>
    <style:style style:name="gr22" style:family="graphic" style:parent-style-name="standard">
      <style:graphic-properties draw:fill-color="#772953" draw:textarea-horizontal-align="justify" draw:textarea-vertical-align="middle" draw:auto-grow-height="false"/>
    </style:style>
    <style:style style:name="gr23" style:family="graphic" style:parent-style-name="standard">
      <style:graphic-properties draw:fill="solid" draw:fill-color="#e4d0d0" draw:textarea-horizontal-align="justify" draw:textarea-vertical-align="middle" draw:auto-grow-height="false"/>
    </style:style>
    <style:style style:name="gr24" style:family="graphic" style:parent-style-name="standard">
      <style:graphic-properties draw:stroke="none" draw:fill="none" draw:fill-color="#e4d0d0" fo:min-height="0.713cm"/>
    </style:style>
    <style:style style:name="gr25" style:family="graphic" style:parent-style-name="standard">
      <style:graphic-properties draw:stroke="none" draw:fill="none" draw:fill-color="#e4d0d0" fo:min-height="0.324cm"/>
    </style:style>
    <style:style style:name="gr26" style:family="graphic" style:parent-style-name="standard">
      <style:graphic-properties draw:fill="solid" draw:fill-color="#ffffe6" draw:textarea-horizontal-align="justify" draw:textarea-vertical-align="middle" draw:auto-grow-height="false"/>
    </style:style>
    <style:style style:name="gr27" style:family="graphic" style:parent-style-name="standard">
      <style:graphic-properties draw:fill="solid" draw:fill-color="#e4d0d0" draw:textarea-vertical-align="middle" draw:auto-grow-height="false" fo:min-height="0.749cm" fo:min-width="0.499cm"/>
    </style:style>
    <style:style style:name="gr28" style:family="graphic" style:parent-style-name="standard">
      <style:graphic-properties draw:stroke="none" draw:fill="none" draw:fill-color="#e4d0d0" fo:min-height="0.244cm"/>
    </style:style>
    <style:style style:name="gr29" style:family="graphic" style:parent-style-name="standard">
      <style:graphic-properties draw:fill="solid" draw:fill-color="#e4d0d0" fo:min-height="0cm" fo:min-width="0cm"/>
    </style:style>
    <style:style style:name="gr30" style:family="graphic" style:parent-style-name="standard">
      <style:graphic-properties draw:fill="none" draw:fill-color="#e4d0d0" draw:textarea-vertical-align="middle" draw:auto-grow-height="false" fo:min-height="0.749cm" fo:min-width="0.499cm"/>
    </style:style>
    <style:style style:name="gr31" style:family="graphic" style:parent-style-name="standard">
      <style:graphic-properties draw:fill-color="#dd4814" draw:textarea-horizontal-align="justify" draw:textarea-vertical-align="middle" draw:auto-grow-height="false"/>
    </style:style>
    <style:style style:name="gr32" style:family="graphic" style:parent-style-name="standard">
      <style:graphic-properties svg:stroke-color="#aea79f" draw:fill-color="#aea79f" draw:textarea-horizontal-align="justify" draw:textarea-vertical-align="middle" draw:auto-grow-height="false"/>
    </style:style>
    <style:style style:name="gr33" style:family="graphic" style:parent-style-name="standard">
      <style:graphic-properties draw:stroke="none" svg:stroke-color="#000000" draw:fill="none" draw:fill-color="#ffffff" fo:min-height="0cm"/>
    </style:style>
    <style:style style:name="gr34" style:family="graphic" style:parent-style-name="standard">
      <style:graphic-properties svg:stroke-color="#aea79f" draw:marker-start="Circle" draw:marker-start-width="0.3cm" draw:marker-end="Arrow" draw:marker-end-width="0.3cm" draw:textarea-vertical-align="middle"/>
    </style:style>
    <style:style style:name="gr35" style:family="graphic" style:parent-style-name="standard">
      <style:graphic-properties draw:fill-color="#dcdcff" draw:textarea-horizontal-align="justify" draw:textarea-vertical-align="middle" draw:auto-grow-height="false"/>
    </style:style>
    <style:style style:name="gr36" style:family="graphic" style:parent-style-name="standard">
      <style:graphic-properties draw:stroke="none" draw:fill="none" fo:min-height="0.313cm"/>
    </style:style>
    <style:style style:name="gr37" style:family="graphic" style:parent-style-name="standard">
      <style:graphic-properties draw:stroke="none" svg:stroke-color="#000000" draw:fill="none" draw:fill-color="#ffffff" fo:min-height="1cm"/>
    </style:style>
    <style:style style:name="gr38" style:family="graphic" style:parent-style-name="standard">
      <style:graphic-properties draw:fill="none" draw:textarea-horizontal-align="justify" draw:textarea-vertical-align="middle" draw:auto-grow-height="false"/>
    </style:style>
    <style:style style:name="gr39" style:family="graphic" style:parent-style-name="standard">
      <style:graphic-properties draw:fill-color="#ffffff" draw:textarea-horizontal-align="justify" draw:textarea-vertical-align="middle" draw:auto-grow-height="false"/>
    </style:style>
    <style:style style:name="gr40" style:family="graphic" style:parent-style-name="standard">
      <style:graphic-properties svg:stroke-color="#dcdcff" draw:marker-start="Circle" draw:marker-start-width="0.3cm" draw:marker-end="Arrow" draw:marker-end-width="0.3cm" draw:fill="solid" draw:fill-color="#dcdcff" draw:textarea-vertical-align="middle"/>
    </style:style>
    <style:style style:name="gr41" style:family="graphic" style:parent-style-name="standard">
      <style:graphic-properties draw:stroke="none" svg:stroke-color="#000000" draw:fill="none" draw:fill-color="#ffffff" fo:min-height="0.5cm" style:protect="position size"/>
    </style:style>
    <style:style style:name="gr42" style:family="graphic" style:parent-style-name="standard">
      <style:graphic-properties draw:fill-color="#314004" draw:textarea-horizontal-align="justify" draw:textarea-vertical-align="middle" draw:auto-grow-height="false"/>
    </style:style>
    <style:style style:name="gr43" style:family="graphic" style:parent-style-name="standard">
      <style:graphic-properties draw:stroke="none" svg:stroke-color="#000000" draw:fill="none" draw:fill-color="#ffffff" fo:min-height="0.245cm"/>
    </style:style>
    <style:style style:name="gr44" style:family="graphic" style:parent-style-name="standard">
      <style:graphic-properties draw:stroke="none" svg:stroke-color="#000000" draw:fill="none" draw:fill-color="#ffffff" fo:min-height="1.405cm"/>
    </style:style>
    <style:style style:name="gr45" style:family="graphic" style:parent-style-name="standard">
      <style:graphic-properties draw:stroke="none" svg:stroke-color="#000000" draw:fill="none" draw:fill-color="#ffffff" fo:min-height="1.65cm"/>
    </style:style>
    <style:style style:name="gr46" style:family="graphic" style:parent-style-name="standard">
      <style:graphic-properties draw:fill-color="#dcdcff" draw:textarea-horizontal-align="justify" draw:textarea-vertical-align="top" draw:auto-grow-height="false"/>
    </style:style>
    <style:style style:name="gr47" style:family="graphic" style:parent-style-name="standard">
      <style:graphic-properties svg:stroke-color="#dcdcff" draw:marker-start="Circle" draw:marker-start-width="0.3cm" draw:marker-end="Arrow" draw:marker-end-width="0.3cm" draw:textarea-vertical-align="middle"/>
    </style:style>
    <style:style style:name="gr48" style:family="graphic" style:parent-style-name="standard">
      <style:graphic-properties svg:stroke-color="#3465a4" draw:textarea-horizontal-align="justify" draw:textarea-vertical-align="middle" draw:auto-grow-height="false"/>
    </style:style>
    <style:style style:name="gr49" style:family="graphic" style:parent-style-name="standard">
      <style:graphic-properties draw:textarea-vertical-align="middle"/>
    </style:style>
    <style:style style:name="gr50" style:family="graphic" style:parent-style-name="standard">
      <style:graphic-properties svg:stroke-width="0.05cm" svg:stroke-color="#3465a4" draw:marker-start-width="0.275cm" draw:marker-end-width="0.275cm" draw:textarea-horizontal-align="justify" draw:textarea-vertical-align="middle" draw:auto-grow-height="false" fo:padding-top="0.15cm" fo:padding-bottom="0.15cm" fo:padding-left="0.275cm" fo:padding-right="0.275cm"/>
    </style:style>
    <style:style style:name="gr51" style:family="graphic" style:parent-style-name="standard">
      <style:graphic-properties svg:stroke-width="0.05cm" svg:stroke-color="#3465a4" draw:marker-start="Circle" draw:marker-start-width="0.375cm" draw:marker-end="Arrow" draw:marker-end-width="0.375cm" draw:fill="solid" draw:fill-color="#dcdcff" draw:textarea-vertical-align="middle" fo:padding-top="0.15cm" fo:padding-bottom="0.15cm" fo:padding-left="0.275cm" fo:padding-right="0.275cm"/>
    </style:style>
    <style:style style:name="gr52" style:family="graphic" style:parent-style-name="standard">
      <style:graphic-properties draw:stroke="none" svg:stroke-color="#000000" draw:fill="none" draw:fill-color="#ffffff" fo:min-height="0.55cm"/>
    </style:style>
    <style:style style:name="gr53" style:family="graphic" style:parent-style-name="standard">
      <style:graphic-properties draw:stroke="none" draw:fill="none" fo:min-height="0.85cm"/>
    </style:style>
    <style:style style:name="gr54" style:family="graphic" style:parent-style-name="standard">
      <style:graphic-properties draw:fill="solid" draw:fill-color="#e4d0d0" draw:textarea-horizontal-align="justify" draw:textarea-vertical-align="middle" draw:auto-grow-height="false"/>
    </style:style>
    <style:style style:name="gr55" style:family="graphic" style:parent-style-name="standard">
      <style:graphic-properties svg:stroke-width="0.05cm" draw:marker-start-width="0.275cm" draw:marker-end-width="0.275cm" draw:fill="solid" draw:fill-color="#e4d0d0" draw:textarea-horizontal-align="justify" draw:textarea-vertical-align="middle" draw:auto-grow-height="false" fo:padding-top="0.15cm" fo:padding-bottom="0.15cm" fo:padding-left="0.275cm" fo:padding-right="0.275cm"/>
    </style:style>
    <style:style style:name="gr56" style:family="graphic" style:parent-style-name="standard">
      <style:graphic-properties draw:stroke="none" draw:fill="none" draw:fill-color="#e4d0d0" fo:min-height="0.87cm"/>
    </style:style>
    <style:style style:name="gr57" style:family="graphic" style:parent-style-name="standard">
      <style:graphic-properties svg:stroke-width="0.05cm" draw:marker-start-width="0.275cm" draw:marker-end-width="0.275cm" draw:fill="solid" draw:fill-color="#e4d0d0" draw:textarea-vertical-align="middle" fo:padding-top="0.15cm" fo:padding-bottom="0.15cm" fo:padding-left="0.275cm" fo:padding-right="0.275cm"/>
    </style:style>
    <style:style style:name="gr58" style:family="graphic" style:parent-style-name="standard">
      <style:graphic-properties draw:fill="solid" draw:fill-color="#ffd320" fo:min-height="0.251cm" fo:min-width="0.001cm"/>
    </style:style>
    <style:style style:name="gr59" style:family="graphic" style:parent-style-name="standard">
      <style:graphic-properties draw:fill="solid" draw:fill-color="#aea79f" fo:min-height="0.251cm" fo:min-width="0.001cm"/>
    </style:style>
    <style:style style:name="gr60" style:family="graphic" style:parent-style-name="standard">
      <style:graphic-properties draw:stroke="none" draw:fill="none" draw:fill-color="#e4d0d0" fo:min-height="0.923cm"/>
    </style:style>
    <style:style style:name="gr61" style:family="graphic" style:parent-style-name="standard">
      <style:graphic-properties draw:fill="solid" draw:fill-color="#e4d0d0" fo:min-height="1.175cm" fo:min-width="0.925cm"/>
    </style:style>
    <style:style style:name="gr62" style:family="graphic" style:parent-style-name="standard">
      <style:graphic-properties draw:fill="none" draw:fill-color="#e4d0d0" draw:textarea-vertical-align="middle" draw:auto-grow-height="false" fo:min-height="0.749cm" fo:min-width="0.499cm"/>
    </style:style>
    <style:style style:name="gr63" style:family="graphic" style:parent-style-name="standard">
      <style:graphic-properties draw:stroke="none" svg:stroke-color="#000000" draw:fill="none" draw:fill-color="#ffffff" fo:min-height="0.65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color="#0066cc" fo:font-size="22pt" style:font-size-asian="22pt" style:font-size-complex="22pt"/>
    </style:style>
    <style:style style:name="P4" style:family="paragraph">
      <style:text-properties fo:color="#009933" fo:font-size="16pt" style:font-size-asian="16pt" style:font-size-complex="16pt"/>
    </style:style>
    <style:style style:name="P5" style:family="paragraph">
      <style:text-properties fo:color="#cc0000" fo:font-size="20pt" style:font-size-asian="20pt" style:font-size-complex="20pt"/>
    </style:style>
    <style:style style:name="P6" style:family="paragraph">
      <style:text-properties fo:color="#0066cc" fo:font-size="16pt" style:font-size-asian="16pt" style:font-size-complex="16pt"/>
    </style:style>
    <style:style style:name="P7" style:family="paragraph">
      <style:text-properties fo:color="#333300" fo:font-size="14pt" style:font-size-asian="14pt" style:font-size-complex="14pt"/>
    </style:style>
    <style:style style:name="P8" style:family="paragraph">
      <style:paragraph-properties fo:text-align="center"/>
      <style:text-properties fo:color="#661900" fo:font-size="22pt" style:font-size-asian="22pt" style:font-size-complex="22pt"/>
    </style:style>
    <style:style style:name="P9" style:family="paragraph">
      <style:paragraph-properties fo:text-align="center"/>
      <style:text-properties fo:color="#660066" fo:font-size="16pt" style:font-size-asian="16pt" style:font-size-complex="16pt"/>
    </style:style>
    <style:style style:name="P10" style:family="paragraph">
      <style:paragraph-properties fo:text-align="center"/>
      <style:text-properties fo:color="#b2b2b2"/>
    </style:style>
    <style:style style:name="P11" style:family="paragraph">
      <style:paragraph-properties fo:text-align="center"/>
      <style:text-properties fo:color="#b2b2b2" fo:font-size="14pt" style:font-size-asian="14pt" style:font-size-complex="14pt"/>
    </style:style>
    <style:style style:name="P12" style:family="paragraph">
      <style:paragraph-properties fo:text-align="end"/>
    </style:style>
    <style:style style:name="P13" style:family="paragraph">
      <style:paragraph-properties fo:text-align="end"/>
      <style:text-properties fo:font-size="8pt" style:font-size-asian="8pt" style:font-size-complex="8pt"/>
    </style:style>
    <style:style style:name="P14" style:family="paragraph">
      <style:text-properties fo:font-size="10pt" style:font-size-asian="10pt" style:font-size-complex="10pt"/>
    </style:style>
    <style:style style:name="P15" style:family="paragraph">
      <style:text-properties fo:color="#0066cc" fo:font-size="24pt" style:font-size-asian="24pt" style:font-size-complex="24pt"/>
    </style:style>
    <style:style style:name="P16" style:family="paragraph">
      <style:paragraph-properties fo:text-align="center"/>
      <style:text-properties fo:font-size="14pt" style:font-size-asian="14pt" style:font-size-complex="14pt"/>
    </style:style>
    <style:style style:name="P17" style:family="paragraph">
      <style:text-properties fo:color="#999999" fo:font-size="8pt" style:font-size-asian="8pt" style:font-size-complex="8pt"/>
    </style:style>
    <style:style style:name="P18" style:family="paragraph">
      <style:text-properties fo:font-size="14pt" style:font-size-asian="14pt" style:font-size-complex="14pt"/>
    </style:style>
    <style:style style:name="P19" style:family="paragraph">
      <style:paragraph-properties fo:text-align="center"/>
      <style:text-properties fo:color="#6699cc" fo:font-size="14pt" style:font-size-asian="14pt" style:font-size-complex="14pt"/>
    </style:style>
    <style:style style:name="P20" style:family="paragraph">
      <style:paragraph-properties fo:text-align="center"/>
      <style:text-properties fo:font-size="13pt" style:font-size-asian="13pt" style:font-size-complex="13pt"/>
    </style:style>
    <style:style style:name="P21" style:family="paragraph">
      <style:paragraph-properties fo:text-align="center"/>
      <style:text-properties fo:color="#ffffff" fo:font-size="13pt" style:font-size-asian="13pt" style:font-size-complex="13pt"/>
    </style:style>
    <style:style style:name="P22" style:family="paragraph">
      <style:paragraph-properties fo:text-align="center"/>
      <style:text-properties style:text-underline-style="solid" style:text-underline-width="auto" style:text-underline-color="font-color"/>
    </style:style>
    <style:style style:name="P23" style:family="paragraph">
      <style:paragraph-properties fo:text-align="center"/>
      <style:text-properties fo:font-size="6pt" style:text-underline-style="solid" style:text-underline-width="auto" style:text-underline-color="font-color" style:font-size-asian="6pt" style:font-size-complex="6pt"/>
    </style:style>
    <style:style style:name="P24" style:family="paragraph">
      <style:text-properties style:text-underline-style="solid" style:text-underline-width="auto" style:text-underline-color="font-color"/>
    </style:style>
    <style:style style:name="P25" style:family="paragraph">
      <style:paragraph-properties fo:text-align="center"/>
      <style:text-properties fo:font-size="12pt" style:font-size-asian="12pt" style:font-size-complex="12pt"/>
    </style:style>
    <style:style style:name="P26" style:family="paragraph">
      <style:paragraph-properties fo:text-align="center"/>
      <style:text-properties fo:color="#ffffff" fo:font-size="12pt" style:font-size-asian="12pt" style:font-size-complex="12pt"/>
    </style:style>
    <style:style style:name="P27" style:family="paragraph">
      <style:paragraph-properties fo:text-align="center"/>
      <style:text-properties style:use-window-font-color="true"/>
    </style:style>
    <style:style style:name="P28" style:family="paragraph">
      <style:paragraph-properties fo:text-align="center"/>
      <style:text-properties fo:color="#6699cc" fo:font-size="8pt" style:font-size-asian="8pt" style:font-size-complex="8pt"/>
    </style:style>
    <style:style style:name="P29" style:family="paragraph">
      <style:paragraph-properties fo:text-align="center"/>
      <style:text-properties fo:font-size="8pt" style:font-size-asian="8pt" style:font-size-complex="8pt"/>
    </style:style>
    <style:style style:name="P30" style:family="paragraph">
      <style:paragraph-properties fo:text-align="center"/>
      <style:text-properties fo:color="#ffffff"/>
    </style:style>
    <style:style style:name="P31" style:family="paragraph">
      <style:text-properties fo:color="#cc0000"/>
    </style:style>
    <style:style style:name="P32" style:family="paragraph">
      <style:text-properties fo:color="#0066cc"/>
    </style:style>
    <style:style style:name="P33" style:family="paragraph">
      <style:paragraph-properties fo:text-align="center"/>
      <style:text-properties fo:color="#660066"/>
    </style:style>
    <style:style style:name="P34" style:family="paragraph">
      <style:text-properties fo:color="#0066cc" fo:font-size="18pt" style:font-size-asian="18pt" style:font-size-complex="18pt"/>
    </style:style>
    <style:style style:name="P35" style:family="paragraph">
      <style:paragraph-properties fo:line-height="100%" fo:text-align="center"/>
    </style:style>
    <style:style style:name="P36" style:family="paragraph">
      <style:paragraph-properties fo:line-height="100%" fo:text-align="center"/>
      <style:text-properties fo:color="#0066cc" fo:font-size="10.5pt" style:text-underline-style="solid" style:text-underline-width="auto" style:text-underline-color="font-color" style:font-size-asian="10.5pt" style:font-size-complex="10.5pt"/>
    </style:style>
    <style:style style:name="P37" style:family="paragraph">
      <style:paragraph-properties fo:text-align="center"/>
      <style:text-properties style:use-window-font-color="true" fo:font-size="14pt" style:font-size-asian="14pt" style:font-size-complex="14pt"/>
    </style:style>
    <style:style style:name="P38" style:family="paragraph">
      <style:paragraph-properties fo:text-align="center"/>
      <style:text-properties fo:color="#eeeeff"/>
    </style:style>
    <style:style style:name="P39" style:family="paragraph">
      <style:paragraph-properties fo:text-align="center"/>
      <style:text-properties fo:color="#dcdcff" fo:font-size="14pt" style:font-size-asian="14pt" style:font-size-complex="14pt"/>
    </style:style>
    <style:style style:name="P40" style:family="paragraph">
      <style:paragraph-properties fo:text-align="center"/>
      <style:text-properties fo:color="#0066cc" fo:font-size="8pt" style:font-size-asian="8pt" style:font-size-complex="8pt"/>
    </style:style>
    <style:style style:name="P41" style:family="paragraph">
      <style:paragraph-properties fo:line-height="0.57cm" fo:text-align="center">
        <style:tab-stops/>
      </style:paragraph-properties>
    </style:style>
    <style:style style:name="P42" style:family="paragraph">
      <style:paragraph-properties fo:line-height="0.57cm" fo:text-align="center">
        <style:tab-stops/>
      </style:paragraph-properties>
      <style:text-properties fo:color="#000080"/>
    </style:style>
    <style:style style:name="P43" style:family="paragraph">
      <style:paragraph-properties fo:text-align="center"/>
      <style:text-properties fo:color="#990000" fo:font-size="12pt" style:text-underline-style="solid" style:text-underline-width="auto" style:text-underline-color="font-color" style:font-size-asian="12pt" style:font-size-complex="12pt"/>
    </style:style>
    <style:style style:name="P44" style:family="paragraph">
      <style:text-properties fo:font-size="10.5pt" style:text-underline-style="solid" style:text-underline-width="auto" style:text-underline-color="font-color" style:font-size-asian="10.5pt" style:font-size-complex="10.5pt"/>
    </style:style>
    <style:style style:name="P45" style:family="paragraph">
      <style:text-properties fo:color="#661900" fo:font-size="10.5pt" style:text-underline-style="solid" style:text-underline-width="auto" style:text-underline-color="font-color" style:font-size-asian="10.5pt" style:font-size-complex="10.5pt"/>
    </style:style>
    <style:style style:name="P46" style:family="paragraph">
      <style:text-properties fo:color="#cc9966" fo:font-size="10.5pt" style:text-underline-style="solid" style:text-underline-width="auto" style:text-underline-color="font-color" style:font-size-asian="10.5pt" style:font-size-complex="10.5pt"/>
    </style:style>
    <style:style style:name="P47" style:family="paragraph">
      <style:text-properties fo:color="#666633" fo:font-size="10.5pt" style:text-underline-style="solid" style:text-underline-width="auto" style:text-underline-color="font-color" style:font-size-asian="10.5pt" style:font-size-complex="10.5pt"/>
    </style:style>
    <style:style style:name="P48" style:family="paragraph">
      <style:text-properties fo:color="#330000" fo:font-size="10.5pt" style:text-underline-style="solid" style:text-underline-width="auto" style:text-underline-color="font-color" style:font-size-asian="10.5pt" style:font-size-complex="10.5pt"/>
    </style:style>
    <style:style style:name="P49" style:family="paragraph">
      <style:paragraph-properties fo:text-align="center"/>
      <style:text-properties fo:font-size="12pt" style:text-underline-style="solid" style:text-underline-width="auto" style:text-underline-color="font-color" style:font-size-asian="12pt" style:font-size-complex="12pt"/>
    </style:style>
    <style:style style:name="P50" style:family="paragraph">
      <style:paragraph-properties fo:text-align="center"/>
      <style:text-properties fo:font-size="13pt" style:text-underline-style="solid" style:text-underline-width="auto" style:text-underline-color="font-color" style:font-size-asian="13pt" style:font-size-complex="13pt"/>
    </style:style>
    <style:style style:name="T1" style:family="text">
      <style:text-properties fo:font-size="24pt" style:font-size-asian="24pt" style:font-size-complex="24pt"/>
    </style:style>
    <style:style style:name="T2" style:family="text">
      <style:text-properties fo:font-size="36pt" style:font-size-asian="36pt" style:font-size-complex="36pt"/>
    </style:style>
    <style:style style:name="T3" style:family="text">
      <style:text-properties fo:font-size="10pt" style:font-size-asian="10pt" style:font-size-complex="10pt"/>
    </style:style>
    <style:style style:name="T4" style:family="text">
      <style:text-properties fo:color="#0066cc" fo:font-size="22pt" style:font-size-asian="22pt" style:font-size-complex="22pt"/>
    </style:style>
    <style:style style:name="T5" style:family="text">
      <style:text-properties fo:color="#009933" fo:font-size="16pt" style:font-size-asian="16pt" style:font-size-complex="16pt"/>
    </style:style>
    <style:style style:name="T6" style:family="text">
      <style:text-properties fo:color="#cc0000" fo:font-size="20pt" style:font-size-asian="20pt" style:font-size-complex="20pt"/>
    </style:style>
    <style:style style:name="T7" style:family="text">
      <style:text-properties fo:color="#0066cc" fo:font-size="16pt" style:font-size-asian="16pt" style:font-size-complex="16pt"/>
    </style:style>
    <style:style style:name="T8" style:family="text">
      <style:text-properties fo:color="#333300" fo:font-size="14pt" style:font-size-asian="14pt" style:font-size-complex="14pt"/>
    </style:style>
    <style:style style:name="T9" style:family="text">
      <style:text-properties fo:color="#661900" fo:font-size="22pt" style:font-size-asian="22pt" style:font-size-complex="22pt"/>
    </style:style>
    <style:style style:name="T10" style:family="text">
      <style:text-properties fo:color="#660066" fo:font-size="16pt" style:font-size-asian="16pt" style:font-size-complex="16pt"/>
    </style:style>
    <style:style style:name="T11" style:family="text">
      <style:text-properties fo:color="#b2b2b2"/>
    </style:style>
    <style:style style:name="T12" style:family="text">
      <style:text-properties fo:color="#b2b2b2" fo:font-size="14pt" style:font-size-asian="14pt" style:font-size-complex="14pt"/>
    </style:style>
    <style:style style:name="T13" style:family="text">
      <style:text-properties fo:font-size="8pt" style:font-size-asian="8pt" style:font-size-complex="8pt"/>
    </style:style>
    <style:style style:name="T14" style:family="text">
      <style:text-properties fo:color="#0066cc" fo:font-size="24pt" style:font-size-asian="24pt" style:font-size-complex="24pt"/>
    </style:style>
    <style:style style:name="T15" style:family="text">
      <style:text-properties fo:font-size="14pt" style:font-size-asian="14pt" style:font-size-complex="14pt"/>
    </style:style>
    <style:style style:name="T16" style:family="text">
      <style:text-properties fo:color="#999999" fo:font-size="8pt" style:font-size-asian="8pt" style:font-size-complex="8pt"/>
    </style:style>
    <style:style style:name="T17" style:family="text">
      <style:text-properties fo:font-size="7pt" style:font-size-asian="7pt" style:font-size-complex="7pt"/>
    </style:style>
    <style:style style:name="T18" style:family="text">
      <style:text-properties fo:color="#6699cc" fo:font-size="14pt" style:font-size-asian="14pt" style:font-size-complex="14pt"/>
    </style:style>
    <style:style style:name="T19" style:family="text">
      <style:text-properties fo:color="#6699cc" fo:font-size="8pt" style:font-size-asian="8pt" style:font-size-complex="8pt"/>
    </style:style>
    <style:style style:name="T20" style:family="text">
      <style:text-properties fo:color="#ffffff" fo:font-size="13pt" style:font-size-asian="13pt" style:font-size-complex="13pt"/>
    </style:style>
    <style:style style:name="T21" style:family="text">
      <style:text-properties fo:font-size="13pt" style:font-size-asian="13pt" style:font-size-complex="13pt"/>
    </style:style>
    <style:style style:name="T22" style:family="text">
      <style:text-properties fo:font-size="6pt" style:text-underline-style="solid" style:text-underline-width="auto" style:text-underline-color="font-color" style:font-size-asian="6pt" style:font-size-complex="6pt"/>
    </style:style>
    <style:style style:name="T23" style:family="text">
      <style:text-properties fo:color="#ffffff" fo:font-size="12pt" style:font-size-asian="12pt" style:font-size-complex="12pt"/>
    </style:style>
    <style:style style:name="T24" style:family="text">
      <style:text-properties style:use-window-font-color="true"/>
    </style:style>
    <style:style style:name="T25" style:family="text">
      <style:text-properties fo:color="#ffffff"/>
    </style:style>
    <style:style style:name="T26" style:family="text">
      <style:text-properties fo:color="#cc0000"/>
    </style:style>
    <style:style style:name="T27" style:family="text">
      <style:text-properties fo:color="#0066cc"/>
    </style:style>
    <style:style style:name="T28" style:family="text">
      <style:text-properties fo:color="#660066"/>
    </style:style>
    <style:style style:name="T29" style:family="text">
      <style:text-properties fo:color="#0066cc" fo:font-size="18pt" style:font-size-asian="18pt" style:font-size-complex="18pt"/>
    </style:style>
    <style:style style:name="T30" style:family="text">
      <style:text-properties fo:color="#0066cc" style:font-name="Liberation Sans3" fo:font-size="8pt" style:font-name-asian="Liberation Sans3" style:font-size-asian="8pt" style:font-name-complex="Liberation Sans3" style:font-size-complex="8pt"/>
    </style:style>
    <style:style style:name="T31" style:family="text">
      <style:text-properties style:use-window-font-color="true" fo:font-size="14pt" style:font-size-asian="14pt" style:font-size-complex="14pt"/>
    </style:style>
    <style:style style:name="T32" style:family="text">
      <style:text-properties fo:color="#eeeeff"/>
    </style:style>
    <style:style style:name="T33" style:family="text">
      <style:text-properties fo:color="#dcdcff" fo:font-size="14pt" style:font-size-asian="14pt" style:font-size-complex="14pt"/>
    </style:style>
    <style:style style:name="T34" style:family="text">
      <style:text-properties fo:color="#0066cc" fo:font-size="8pt" style:font-size-asian="8pt" style:font-size-complex="8pt"/>
    </style:style>
    <style:style style:name="T35" style:family="text">
      <style:text-properties fo:color="#000080"/>
    </style:style>
    <style:style style:name="T36" style:family="text">
      <style:text-properties fo:color="#990000" fo:font-size="12pt" style:text-underline-style="solid" style:text-underline-width="auto" style:text-underline-color="font-color" style:font-size-asian="12pt" style:font-size-complex="12pt"/>
    </style:style>
    <style:style style:name="T37" style:family="text">
      <style:text-properties fo:color="#990000" fo:font-size="7pt" style:text-underline-style="none" style:font-size-asian="7pt" style:font-size-complex="7pt"/>
    </style:style>
    <style:style style:name="T38" style:family="text">
      <style:text-properties fo:color="#0066cc" fo:font-size="10.5pt" style:font-size-asian="10.5pt" style:font-size-complex="10.5pt"/>
    </style:style>
    <style:style style:name="T39" style:family="text">
      <style:text-properties fo:color="#0066cc" style:font-name="Liberation Sans3" fo:font-size="10.5pt" style:font-name-asian="Liberation Sans3" style:font-size-asian="10.5pt" style:font-name-complex="Liberation Sans3" style:font-size-complex="10.5pt"/>
    </style:style>
    <style:style style:name="T40" style:family="text">
      <style:text-properties fo:color="#661900" fo:font-size="10.5pt" style:font-size-asian="10.5pt" style:font-size-complex="10.5pt"/>
    </style:style>
    <style:style style:name="T41" style:family="text">
      <style:text-properties fo:color="#330000" fo:font-size="10.5pt" style:font-size-asian="10.5pt" style:font-size-complex="10.5pt"/>
    </style:style>
    <style:style style:name="T42" style:family="text">
      <style:text-properties fo:color="#330000" style:font-name="Liberation Sans3" fo:font-size="10.5pt" style:font-name-asian="Liberation Sans3" style:font-size-asian="10.5pt" style:font-name-complex="Liberation Sans3" style:font-size-complex="10.5pt"/>
    </style:style>
    <style:style style:name="T43" style:family="text">
      <style:text-properties fo:color="#330000" style:font-name="Liberation Sans3" fo:font-size="8pt" style:font-name-asian="Liberation Sans3" style:font-size-asian="8pt" style:font-name-complex="Liberation Sans3" style:font-size-complex="8pt"/>
    </style:style>
    <style:style style:name="T44" style:family="text">
      <style:text-properties fo:color="#cc9966" fo:font-size="10.5pt" style:font-size-asian="10.5pt" style:font-size-complex="10.5pt"/>
    </style:style>
    <style:style style:name="T45" style:family="text">
      <style:text-properties fo:color="#cc9966" style:font-name="Liberation Sans3" fo:font-size="10.5pt" style:font-name-asian="Liberation Sans3" style:font-size-asian="10.5pt" style:font-name-complex="Liberation Sans3" style:font-size-complex="10.5pt"/>
    </style:style>
    <style:style style:name="T46" style:family="text">
      <style:text-properties fo:color="#cc9966" style:font-name="Liberation Sans3" fo:font-size="8pt" style:font-name-asian="Liberation Sans3" style:font-size-asian="8pt" style:font-name-complex="Liberation Sans3" style:font-size-complex="8pt"/>
    </style:style>
    <style:style style:name="T47" style:family="text">
      <style:text-properties fo:color="#666633" fo:font-size="10.5pt" style:font-size-asian="10.5pt" style:font-size-complex="10.5pt"/>
    </style:style>
    <style:style style:name="T48" style:family="text">
      <style:text-properties fo:color="#666633" style:font-name="Liberation Sans3" fo:font-size="10.5pt" style:font-name-asian="Liberation Sans3" style:font-size-asian="10.5pt" style:font-name-complex="Liberation Sans3" style:font-size-complex="10.5pt"/>
    </style:style>
    <style:style style:name="T49" style:family="text">
      <style:text-properties fo:color="#666633" style:font-name="Liberation Sans3" fo:font-size="8pt" style:font-name-asian="Liberation Sans3" style:font-size-asian="8pt" style:font-name-complex="Liberation Sans3" style:font-size-complex="8pt"/>
    </style:style>
    <style:style style:name="T50" style:family="text">
      <style:text-properties fo:font-size="12pt" style:text-underline-style="solid" style:text-underline-width="auto" style:text-underline-color="font-color"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layer="layout" svg:width="27.7cm" svg:height="9.95cm" svg:x="1cm" svg:y="5.1cm">
          <draw:text-box>
            <text:p text:style-name="P1"><text:span text:style-name="T1">Storyboard</text:span></text:p>
            <text:p text:style-name="P1"><text:span text:style-name="T1"/></text:p>
            <text:p text:style-name="P1"><text:span text:style-name="T2">Ein Computer-Spielplatz</text:span></text:p>
          </draw:text-box>
        </draw:frame>
      </draw:page>
      <draw:page draw:name="page2" draw:style-name="dp1" draw:master-page-name="Standard">
        <draw:custom-shape draw:style-name="gr2" draw:text-style-name="P1" draw:layer="layout" svg:width="13.3cm" svg:height="9cm" svg:x="1cm" svg:y="11cm">
          <text:p/>
          <draw:enhanced-geometry svg:viewBox="0 0 21600 21600" draw:type="rectangle" draw:enhanced-path="M 0 0 L 21600 0 21600 21600 0 21600 0 0 Z N"/>
        </draw:custom-shape>
        <draw:custom-shape draw:style-name="gr3" draw:text-style-name="P2" draw:layer="layout" svg:width="2.1cm" svg:height="2.1cm" svg:x="11.9cm" svg:y="14.5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4" draw:text-style-name="P2" draw:layer="layout" svg:width="2.1cm" svg:height="2.1cm" svg:x="11.5cm" svg:y="14.5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5" draw:text-style-name="P2" draw:layer="layout" svg:width="2.1cm" svg:height="2.1cm" svg:x="11.2cm" svg:y="14.5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3" draw:text-style-name="P2" draw:layer="layout" svg:width="2.1cm" svg:height="2.1cm" svg:x="10.9cm" svg:y="14.5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4" draw:text-style-name="P2" draw:layer="layout" svg:width="2.1cm" svg:height="2.1cm" svg:x="10.5cm" svg:y="14.5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5" draw:text-style-name="P2" draw:layer="layout" svg:width="2.1cm" svg:height="2.1cm" svg:x="10.2cm" svg:y="14.5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3" draw:text-style-name="P2" draw:layer="layout" svg:width="2.1cm" svg:height="2.1cm" svg:x="11.9cm" svg:y="12.1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4" draw:text-style-name="P2" draw:layer="layout" svg:width="2.1cm" svg:height="2.1cm" svg:x="10.8cm" svg:y="12.1cm">
          <text:p text:style-name="P1"><text:span text:style-name="T3">Four or </text:span></text:p>
          <text:p text:style-name="P1"><text:span text:style-name="T3">more</text:span></text:p>
          <draw:enhanced-geometry svg:viewBox="0 0 21600 21600" draw:type="rectangle" draw:enhanced-path="M 0 0 L 21600 0 21600 21600 0 21600 0 0 Z N"/>
        </draw:custom-shape>
        <draw:custom-shape draw:style-name="gr5" draw:text-style-name="P2" draw:layer="layout" svg:width="2.1cm" svg:height="2.1cm" svg:x="9.1cm" svg:y="12.1cm">
          <text:p text:style-name="P1"><text:span text:style-name="T3">2048</text:span></text:p>
          <draw:enhanced-geometry svg:viewBox="0 0 21600 21600" draw:type="rectangle" draw:enhanced-path="M 0 0 L 21600 0 21600 21600 0 21600 0 0 Z N"/>
        </draw:custom-shape>
        <draw:custom-shape draw:style-name="gr3" draw:text-style-name="P2" draw:layer="layout" svg:width="2.1cm" svg:height="2.1cm" svg:x="7.2cm" svg:y="12.1cm">
          <text:p text:style-name="P1"><text:span text:style-name="T3">Soda </text:span></text:p>
          <text:p text:style-name="P1"><text:span text:style-name="T3">Candy </text:span></text:p>
          <text:p text:style-name="P1"><text:span text:style-name="T3">Saga</text:span></text:p>
          <text:p text:style-name="P1"><text:span text:style-name="T3">2</text:span></text:p>
          <draw:enhanced-geometry svg:viewBox="0 0 21600 21600" draw:type="rectangle" draw:enhanced-path="M 0 0 L 21600 0 21600 21600 0 21600 0 0 Z N"/>
        </draw:custom-shape>
        <draw:custom-shape draw:style-name="gr2" draw:text-style-name="P1" draw:layer="layout" svg:width="13.3cm" svg:height="9cm" svg:x="1cm" svg:y="1cm">
          <text:p/>
          <draw:enhanced-geometry svg:viewBox="0 0 21600 21600" draw:type="rectangle" draw:enhanced-path="M 0 0 L 21600 0 21600 21600 0 21600 0 0 Z N"/>
        </draw:custom-shape>
        <draw:custom-shape draw:style-name="gr2" draw:text-style-name="P1" draw:layer="layout" svg:width="13.3cm" svg:height="9cm" svg:x="15.4cm" svg:y="11cm">
          <text:p/>
          <draw:enhanced-geometry svg:viewBox="0 0 21600 21600" draw:type="rectangle" draw:enhanced-path="M 0 0 L 21600 0 21600 21600 0 21600 0 0 Z N"/>
        </draw:custom-shape>
        <draw:custom-shape draw:style-name="gr2" draw:text-style-name="P1" draw:layer="layout" svg:width="13.3cm" svg:height="9cm" svg:x="15.4cm" svg:y="1cm">
          <text:p/>
          <draw:enhanced-geometry svg:viewBox="0 0 21600 21600" draw:type="rectangle" draw:enhanced-path="M 0 0 L 21600 0 21600 21600 0 21600 0 0 Z N"/>
        </draw:custom-shape>
        <draw:frame draw:style-name="gr6" draw:text-style-name="P1" draw:layer="layout" svg:width="13.3cm" svg:height="1.36cm" svg:x="1cm" svg:y="1.2cm">
          <draw:text-box>
            <text:p text:style-name="P1">Der Cypherpunks-Spielplatz </text:p>
            <text:p text:style-name="P1"><text:span text:style-name="T3">Spielen, Arbeiten und Lernen sind im Grunde genau dasselbe.</text:span></text:p>
          </draw:text-box>
        </draw:frame>
        <draw:frame draw:style-name="gr7" draw:text-style-name="P3" draw:layer="layout" svg:width="6cm" svg:height="1.4cm" svg:x="15.5cm" svg:y="1.2cm">
          <draw:text-box>
            <text:p><text:span text:style-name="T4">Programmieren</text:span></text:p>
          </draw:text-box>
        </draw:frame>
        <draw:frame draw:style-name="gr6" draw:text-style-name="P4" draw:layer="layout" svg:width="5cm" svg:height="1cm" draw:transform="rotate (-0.284139602224676) translate (9cm 2.9cm)">
          <draw:text-box>
            <text:p text:style-name="P1"><text:span text:style-name="T5">Spiele erfinden</text:span></text:p>
          </draw:text-box>
        </draw:frame>
        <draw:frame draw:style-name="gr6" draw:text-style-name="P5" draw:layer="layout" svg:width="7.518cm" svg:height="1.047cm" draw:transform="rotate (0.157603231455088) translate (5.918cm 8.459cm)">
          <draw:text-box>
            <text:p text:style-name="P1"><text:span text:style-name="T6">Grafik &amp; Animation</text:span></text:p>
          </draw:text-box>
        </draw:frame>
        <draw:frame draw:style-name="gr6" draw:text-style-name="P6" draw:layer="layout" svg:width="5cm" svg:height="1cm" svg:x="6.2cm" svg:y="6.1cm">
          <draw:text-box>
            <text:p text:style-name="P1"><text:span text:style-name="T7">Hacken</text:span></text:p>
          </draw:text-box>
        </draw:frame>
        <draw:frame draw:style-name="gr6" draw:text-style-name="P7" draw:layer="layout" svg:width="5.5cm" svg:height="1cm" draw:transform="rotate (-0.117460658659218) translate (1.517cm 7.262cm)">
          <draw:text-box>
            <text:p><text:span text:style-name="T8">Spiel-Steuerung</text:span></text:p>
          </draw:text-box>
        </draw:frame>
        <draw:frame draw:style-name="gr8" draw:text-style-name="P8" draw:layer="layout" svg:width="5cm" svg:height="1.119cm" draw:transform="rotate (0.196000474998963) translate (0.993cm 3.838cm)">
          <draw:text-box>
            <text:p text:style-name="P1"><text:span text:style-name="T9">Sound</text:span></text:p>
          </draw:text-box>
        </draw:frame>
        <draw:frame draw:style-name="gr6" draw:text-style-name="P9" draw:layer="layout" svg:width="5cm" svg:height="1cm" draw:transform="rotate (-0.0949459113084912) translate (1.959cm 5.865cm)">
          <draw:text-box>
            <text:p text:style-name="P1"><text:span text:style-name="T10">Texte</text:span></text:p>
          </draw:text-box>
        </draw:frame>
        <draw:custom-shape draw:style-name="gr9" draw:text-style-name="P1" draw:layer="layout" svg:width="1.6cm" svg:height="2.4cm" svg:x="27.1cm" svg:y="6.1cm">
          <text:p/>
          <draw:enhanced-geometry svg:viewBox="0 0 21600 21600" draw:mirror-horizontal="false" draw:mirror-vertical="false" draw:type="rectangle" draw:enhanced-path="M 0 0 L 21600 0 21600 21600 0 21600 0 0 Z N"/>
        </draw:custom-shape>
        <draw:custom-shape draw:style-name="gr10" draw:text-style-name="P10" draw:layer="layout" svg:width="2.4cm" svg:height="2.4cm" svg:x="26.2cm" svg:y="5.8cm">
          <text:p text:style-name="P1"><text:span text:style-name="T11">Be-</text:span></text:p>
          <text:p text:style-name="P1"><text:span text:style-name="T11">wegen</text:span></text:p>
          <draw:enhanced-geometry svg:viewBox="0 0 21600 21600" draw:type="rectangle" draw:enhanced-path="M 0 0 L 21600 0 21600 21600 0 21600 0 0 Z N"/>
        </draw:custom-shape>
        <draw:custom-shape draw:style-name="gr10" draw:text-style-name="P10" draw:layer="layout" svg:width="2.4cm" svg:height="2.4cm" svg:x="25.5cm" svg:y="5.3cm">
          <text:p text:style-name="P1"><text:span text:style-name="T11">Organi</text:span></text:p>
          <text:p text:style-name="P1"><text:span text:style-name="T11">sieren</text:span></text:p>
          <draw:enhanced-geometry svg:viewBox="0 0 21600 21600" draw:type="rectangle" draw:enhanced-path="M 0 0 L 21600 0 21600 21600 0 21600 0 0 Z N"/>
        </draw:custom-shape>
        <draw:custom-shape draw:style-name="gr10" draw:text-style-name="P11" draw:layer="layout" svg:width="2.4cm" svg:height="2.4cm" svg:x="24cm" svg:y="4.7cm">
          <text:p text:style-name="P1"><text:span text:style-name="T12">Program-</text:span></text:p>
          <text:p text:style-name="P1"><text:span text:style-name="T12">mieren</text:span></text:p>
          <draw:enhanced-geometry svg:viewBox="0 0 21600 21600" draw:type="rectangle" draw:enhanced-path="M 0 0 L 21600 0 21600 21600 0 21600 0 0 Z N"/>
        </draw:custom-shape>
        <draw:custom-shape draw:style-name="gr10" draw:text-style-name="P10" draw:layer="layout" svg:width="2.4cm" svg:height="2.4cm" svg:x="22.4cm" svg:y="4.3cm">
          <text:p text:style-name="P1"><text:span text:style-name="T11">Lernen</text:span></text:p>
          <draw:enhanced-geometry svg:viewBox="0 0 21600 21600" draw:type="rectangle" draw:enhanced-path="M 0 0 L 21600 0 21600 21600 0 21600 0 0 Z N"/>
        </draw:custom-shape>
        <draw:custom-shape draw:style-name="gr11" draw:text-style-name="P1" draw:layer="layout" svg:width="2.3cm" svg:height="2.3cm" svg:x="20.3cm" svg:y="4.7cm">
          <text:p text:style-name="P1">Spielen</text:p>
          <draw:enhanced-geometry svg:viewBox="0 0 21600 21600" draw:type="rectangle" draw:enhanced-path="M 0 0 L 21600 0 21600 21600 0 21600 0 0 Z N"/>
        </draw:custom-shape>
        <draw:frame draw:style-name="gr12" draw:text-style-name="P13" draw:layer="layout" svg:width="2.4cm" svg:height="1.217cm" svg:x="22.3cm" svg:y="5.8cm">
          <draw:text-box>
            <text:p text:style-name="P12"><text:span text:style-name="T13">Anmelden</text:span></text:p>
            <text:p text:style-name="P12"><text:span text:style-name="T13">(→ 3.1)</text:span></text:p>
            <text:p><text:span text:style-name="T13"/></text:p>
          </draw:text-box>
        </draw:frame>
        <draw:frame draw:style-name="gr13" draw:text-style-name="P14" draw:layer="layout" svg:width="2.4cm" svg:height="1.1cm" svg:x="1cm" svg:y="12.5cm">
          <draw:text-box>
            <text:p><text:span text:style-name="T3">JavaScript/ Processing</text:span></text:p>
          </draw:text-box>
        </draw:frame>
        <draw:custom-shape draw:style-name="gr14" draw:text-style-name="P2" draw:layer="layout" svg:width="2.1cm" svg:height="2.1cm" svg:x="5.2cm" svg:y="12.1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15" draw:text-style-name="P2" draw:layer="layout" svg:width="2.1cm" svg:height="2.1cm" svg:x="3.1cm" svg:y="12.1cm">
          <text:p text:style-name="P1"><text:span text:style-name="T3">Tetris</text:span></text:p>
          <text:p text:style-name="P1"><text:span text:style-name="T3">für</text:span></text:p>
          <text:p text:style-name="P1"><text:span text:style-name="T3">Nerds</text:span></text:p>
          <text:p text:style-name="P1"><text:span text:style-name="T13">(→2.4)</text:span></text:p>
          <draw:enhanced-geometry svg:viewBox="0 0 21600 21600" draw:type="rectangle" draw:enhanced-path="M 0 0 L 21600 0 21600 21600 0 21600 0 0 Z N"/>
        </draw:custom-shape>
        <draw:frame draw:style-name="gr16" draw:text-style-name="P14" draw:layer="layout" svg:width="2.2cm" svg:height="0.7cm" svg:x="1.1cm" svg:y="15.1cm">
          <draw:text-box>
            <text:p><text:span text:style-name="T3">Cocos2d-x</text:span></text:p>
          </draw:text-box>
        </draw:frame>
        <draw:custom-shape draw:style-name="gr3" draw:text-style-name="P2" draw:layer="layout" svg:width="2.1cm" svg:height="2.1cm" svg:x="9.5cm" svg:y="14.5cm">
          <text:p text:style-name="P1"><text:span text:style-name="T3">...</text:span></text:p>
          <draw:enhanced-geometry svg:viewBox="0 0 21600 21600" draw:type="rectangle" draw:enhanced-path="M 0 0 L 21600 0 21600 21600 0 21600 0 0 Z N"/>
        </draw:custom-shape>
        <draw:custom-shape draw:style-name="gr4" draw:text-style-name="P2" draw:layer="layout" svg:width="2.1cm" svg:height="2.1cm" svg:x="8.6cm" svg:y="14.5cm">
          <text:p text:style-name="P1"><text:span text:style-name="T3">...</text:span></text:p>
          <draw:enhanced-geometry svg:viewBox="0 0 21600 21600" draw:type="rectangle" draw:enhanced-path="M 0 0 L 21600 0 21600 21600 0 21600 0 0 Z N"/>
        </draw:custom-shape>
        <draw:custom-shape draw:style-name="gr5" draw:text-style-name="P2" draw:layer="layout" svg:width="2.1cm" svg:height="2.1cm" svg:x="7.6cm" svg:y="14.5cm">
          <text:p text:style-name="P1"><text:span text:style-name="T3">..</text:span></text:p>
          <draw:enhanced-geometry svg:viewBox="0 0 21600 21600" draw:type="rectangle" draw:enhanced-path="M 0 0 L 21600 0 21600 21600 0 21600 0 0 Z N"/>
        </draw:custom-shape>
        <draw:custom-shape draw:style-name="gr3" draw:text-style-name="P2" draw:layer="layout" svg:width="2.1cm" svg:height="2.1cm" svg:x="6.4cm" svg:y="14.5cm">
          <text:p text:style-name="P1"><text:span text:style-name="T3">...</text:span></text:p>
          <draw:enhanced-geometry svg:viewBox="0 0 21600 21600" draw:type="rectangle" draw:enhanced-path="M 0 0 L 21600 0 21600 21600 0 21600 0 0 Z N"/>
        </draw:custom-shape>
        <draw:custom-shape draw:style-name="gr14" draw:text-style-name="P2" draw:layer="layout" svg:width="2.1cm" svg:height="2.1cm" svg:x="5.1cm" svg:y="14.5cm">
          <text:p text:style-name="P1"><text:span text:style-name="T3">Worte</text:span></text:p>
          <text:p text:style-name="P1"><text:span text:style-name="T3">versenken</text:span></text:p>
          <draw:enhanced-geometry svg:viewBox="0 0 21600 21600" draw:type="rectangle" draw:enhanced-path="M 0 0 L 21600 0 21600 21600 0 21600 0 0 Z N"/>
        </draw:custom-shape>
        <draw:custom-shape draw:style-name="gr15" draw:text-style-name="P2" draw:layer="layout" svg:width="2.1cm" svg:height="2.1cm" svg:x="3.1cm" svg:y="14.5cm">
          <text:p text:style-name="P1"><text:span text:style-name="T3">21</text:span></text:p>
          <text:p text:style-name="P1"><text:span text:style-name="T3">Worte</text:span></text:p>
          <draw:enhanced-geometry svg:viewBox="0 0 21600 21600" draw:type="rectangle" draw:enhanced-path="M 0 0 L 21600 0 21600 21600 0 21600 0 0 Z N"/>
        </draw:custom-shape>
        <draw:frame draw:style-name="gr16" draw:text-style-name="P14" draw:layer="layout" svg:width="2.3cm" svg:height="1.047cm" svg:x="1.1cm" svg:y="17.453cm">
          <draw:text-box>
            <text:p><text:span text:style-name="T3">Bootstrap /</text:span></text:p>
            <text:p><text:span text:style-name="T3">HTML</text:span></text:p>
          </draw:text-box>
        </draw:frame>
        <draw:custom-shape draw:style-name="gr3" draw:text-style-name="P2" draw:layer="layout" svg:width="2.1cm" svg:height="2.1cm" svg:x="11.8cm" svg:y="16.8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4" draw:text-style-name="P2" draw:layer="layout" svg:width="2.1cm" svg:height="2.1cm" svg:x="11.4cm" svg:y="16.8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5" draw:text-style-name="P2" draw:layer="layout" svg:width="2.1cm" svg:height="2.1cm" svg:x="11.1cm" svg:y="16.8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3" draw:text-style-name="P2" draw:layer="layout" svg:width="2.1cm" svg:height="2.1cm" svg:x="10.7cm" svg:y="16.8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4" draw:text-style-name="P2" draw:layer="layout" svg:width="2.1cm" svg:height="2.1cm" svg:x="10.2cm" svg:y="16.8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5" draw:text-style-name="P2" draw:layer="layout" svg:width="2.1cm" svg:height="2.1cm" svg:x="9.8cm" svg:y="16.8cm">
          <text:p text:style-name="P1"><text:span text:style-name="T3">Soda </text:span></text:p>
          <text:p text:style-name="P1"><text:span text:style-name="T3">Candy </text:span></text:p>
          <text:p text:style-name="P1"><text:span text:style-name="T3">Saga</text:span></text:p>
          <draw:enhanced-geometry svg:viewBox="0 0 21600 21600" draw:type="rectangle" draw:enhanced-path="M 0 0 L 21600 0 21600 21600 0 21600 0 0 Z N"/>
        </draw:custom-shape>
        <draw:custom-shape draw:style-name="gr3" draw:text-style-name="P2" draw:layer="layout" svg:width="2.1cm" svg:height="2.1cm" svg:x="9.1cm" svg:y="16.8cm">
          <text:p text:style-name="P1"><text:span text:style-name="T3">...</text:span></text:p>
          <draw:enhanced-geometry svg:viewBox="0 0 21600 21600" draw:type="rectangle" draw:enhanced-path="M 0 0 L 21600 0 21600 21600 0 21600 0 0 Z N"/>
        </draw:custom-shape>
        <draw:custom-shape draw:style-name="gr4" draw:text-style-name="P2" draw:layer="layout" svg:width="2.1cm" svg:height="2.1cm" svg:x="8.3cm" svg:y="16.8cm">
          <text:p text:style-name="P1"><text:span text:style-name="T3">...</text:span></text:p>
          <draw:enhanced-geometry svg:viewBox="0 0 21600 21600" draw:type="rectangle" draw:enhanced-path="M 0 0 L 21600 0 21600 21600 0 21600 0 0 Z N"/>
        </draw:custom-shape>
        <draw:custom-shape draw:style-name="gr5" draw:text-style-name="P2" draw:layer="layout" svg:width="2.1cm" svg:height="2.1cm" svg:x="7.3cm" svg:y="16.8cm">
          <text:p text:style-name="P1"><text:span text:style-name="T3">...</text:span></text:p>
          <draw:enhanced-geometry svg:viewBox="0 0 21600 21600" draw:type="rectangle" draw:enhanced-path="M 0 0 L 21600 0 21600 21600 0 21600 0 0 Z N"/>
        </draw:custom-shape>
        <draw:custom-shape draw:style-name="gr3" draw:text-style-name="P2" draw:layer="layout" svg:width="2.1cm" svg:height="2.1cm" svg:x="6.1cm" svg:y="16.8cm">
          <text:p text:style-name="P1"><text:span text:style-name="T3">...</text:span></text:p>
          <draw:enhanced-geometry svg:viewBox="0 0 21600 21600" draw:type="rectangle" draw:enhanced-path="M 0 0 L 21600 0 21600 21600 0 21600 0 0 Z N"/>
        </draw:custom-shape>
        <draw:custom-shape draw:style-name="gr14" draw:text-style-name="P2" draw:layer="layout" svg:width="2.1cm" svg:height="2.1cm" svg:x="4.8cm" svg:y="16.8cm">
          <text:p text:style-name="P1"><text:span text:style-name="T3">Spiele-</text:span></text:p>
          <text:p text:style-name="P1"><text:span text:style-name="T3">Center</text:span></text:p>
          <draw:enhanced-geometry svg:viewBox="0 0 21600 21600" draw:type="rectangle" draw:enhanced-path="M 0 0 L 21600 0 21600 21600 0 21600 0 0 Z N"/>
        </draw:custom-shape>
        <draw:custom-shape draw:style-name="gr15" draw:text-style-name="P2" draw:layer="layout" svg:width="2.1cm" svg:height="2.1cm" svg:x="3.1cm" svg:y="16.8cm">
          <text:p text:style-name="P1"><text:span text:style-name="T3">Wetter-</text:span></text:p>
          <text:p text:style-name="P1"><text:span text:style-name="T3">Station</text:span></text:p>
          <draw:enhanced-geometry svg:viewBox="0 0 21600 21600" draw:type="rectangle" draw:enhanced-path="M 0 0 L 21600 0 21600 21600 0 21600 0 0 Z N"/>
        </draw:custom-shape>
        <draw:frame draw:style-name="gr7" draw:text-style-name="P15" draw:layer="layout" svg:width="6.8cm" svg:height="1.4cm" svg:x="4.3cm" svg:y="4.5cm">
          <draw:text-box>
            <text:p><text:span text:style-name="T14">Programmieren</text:span></text:p>
          </draw:text-box>
        </draw:frame>
        <draw:frame draw:style-name="gr17" draw:text-style-name="P16" draw:layer="layout" svg:width="3.1cm" svg:height="1.128cm" svg:x="16.1cm" svg:y="6.6cm">
          <draw:text-box>
            <text:p text:style-name="P1"><text:span text:style-name="T15">Spiele</text:span></text:p>
            <text:p text:style-name="P1"><text:span text:style-name="T13">(→2.3)</text:span></text:p>
          </draw:text-box>
        </draw:frame>
        <draw:frame draw:style-name="gr6" draw:text-style-name="P16" draw:layer="layout" svg:width="3.6cm" svg:height="1.45cm" svg:x="17.2cm" svg:y="8.15cm">
          <draw:text-box>
            <text:p text:style-name="P1"><text:span text:style-name="T15">Blogs/Videos</text:span></text:p>
            <text:p text:style-name="P1"><text:span text:style-name="T13">(→Diaspora/Reddit/</text:span></text:p>
            <text:p text:style-name="P1"><text:span text:style-name="T13">YouTube)</text:span></text:p>
          </draw:text-box>
        </draw:frame>
        <draw:frame draw:style-name="gr17" draw:text-style-name="P16" draw:layer="layout" svg:width="3.4cm" svg:height="1.128cm" svg:x="21cm" svg:y="8.1cm">
          <draw:text-box>
            <text:p text:style-name="P1"><text:span text:style-name="T15">Turniere</text:span></text:p>
            <text:p text:style-name="P1"><text:span text:style-name="T13">(→Übersicht/Kalender)</text:span></text:p>
          </draw:text-box>
        </draw:frame>
        <draw:line draw:style-name="gr18" draw:text-style-name="P1" draw:layer="layout" svg:x1="20.9cm" svg:y1="7cm" svg:x2="18.7cm" svg:y2="6.9cm">
          <text:p/>
        </draw:line>
        <draw:line draw:style-name="gr18" draw:text-style-name="P1" draw:layer="layout" svg:x1="20.9cm" svg:y1="7.008cm" svg:x2="22.2cm" svg:y2="8.1cm">
          <text:p/>
        </draw:line>
        <draw:line draw:style-name="gr18" draw:text-style-name="P1" draw:layer="layout" svg:x1="20.9cm" svg:y1="7.008cm" svg:x2="19.3cm" svg:y2="8.2cm">
          <text:p/>
        </draw:line>
        <draw:frame draw:style-name="gr12" draw:text-style-name="P17" draw:layer="layout" svg:width="13.3cm" svg:height="0.895cm" svg:x="1cm" svg:y="10cm">
          <draw:text-box>
            <text:p><text:span text:style-name="T16">2.1 Eingang: Übersicht über die einzelnen Kunstrichtungen (Größe und evnt. Farbe deuten auf Aktivität innerhalb der Kunst hin)</text:span></text:p>
          </draw:text-box>
        </draw:frame>
        <draw:frame draw:style-name="gr12" draw:text-style-name="P17" draw:layer="layout" svg:width="13.3cm" svg:height="0.75cm" svg:x="15.4cm" svg:y="20cm">
          <draw:text-box>
            <text:p><text:span text:style-name="T16">2.4 Ein Spiel anschauen, evnt Code ansehen oder ein Turnier initieren</text:span></text:p>
          </draw:text-box>
        </draw:frame>
        <draw:frame draw:style-name="gr12" draw:text-style-name="P17" draw:layer="layout" svg:width="13.3cm" svg:height="0.895cm" svg:x="1cm" svg:y="19.95cm">
          <draw:text-box>
            <text:p><text:span text:style-name="T16">2.3 Spiele: Die selbstprogrammierten Spiele des Spielplatzes (Filter sind spieler, trendy, erfolgreich, neu, Spielname) Benennung: Spieler = Programmierer/Benutzer, Spiel = Projekt</text:span></text:p>
          </draw:text-box>
        </draw:frame>
        <draw:frame draw:style-name="gr12" draw:text-style-name="P17" draw:layer="layout" svg:width="13.3cm" svg:height="0.75cm" svg:x="15.4cm" svg:y="10.05cm">
          <draw:text-box>
            <text:p><text:span text:style-name="T16">2.2 Programmieren-Übersicht: Die Entwicklungsstufen</text:span></text:p>
          </draw:text-box>
        </draw:frame>
        <draw:custom-shape draw:style-name="gr10" draw:text-style-name="P2" draw:layer="layout" svg:width="3.6cm" svg:height="0.6cm" svg:x="6.6cm" svg:y="11.2cm">
          <text:p text:style-name="P1"><text:span text:style-name="T3">Filter</text:span></text:p>
          <draw:enhanced-geometry svg:viewBox="0 0 21600 21600" draw:type="rectangle" draw:enhanced-path="M 0 0 L 21600 0 21600 21600 0 21600 0 0 Z N"/>
        </draw:custom-shape>
        <draw:custom-shape draw:style-name="gr10" draw:text-style-name="P2" draw:layer="layout" svg:width="3.6cm" svg:height="0.6cm" svg:x="10.4cm" svg:y="11.2cm">
          <text:p text:style-name="P1"><text:span text:style-name="T3">Filterwert</text:span></text:p>
          <draw:enhanced-geometry svg:viewBox="0 0 21600 21600" draw:type="rectangle" draw:enhanced-path="M 0 0 L 21600 0 21600 21600 0 21600 0 0 Z N"/>
        </draw:custom-shape>
        <draw:custom-shape draw:style-name="gr15" draw:text-style-name="P2" draw:layer="layout" svg:width="2.1cm" svg:height="2.1cm" svg:x="15.6cm" svg:y="11.2cm">
          <text:p text:style-name="P1"><text:span text:style-name="T3">Tetris</text:span></text:p>
          <text:p text:style-name="P1"><text:span text:style-name="T3">für</text:span></text:p>
          <text:p text:style-name="P1"><text:span text:style-name="T3">Nerds</text:span></text:p>
          <text:p text:style-name="P1"><text:span text:style-name="T17">von @quentin</text:span></text:p>
          <draw:enhanced-geometry svg:viewBox="0 0 21600 21600" draw:type="rectangle" draw:enhanced-path="M 0 0 L 21600 0 21600 21600 0 21600 0 0 Z N"/>
        </draw:custom-shape>
        <draw:custom-shape draw:style-name="gr19" draw:text-style-name="P1" draw:layer="layout" svg:width="7.8cm" svg:height="7.8cm" svg:x="20.6cm" svg:y="11.7cm">
          <text:p/>
          <draw:enhanced-geometry svg:viewBox="0 0 21600 21600" draw:type="rectangle" draw:enhanced-path="M 0 0 L 21600 0 21600 21600 0 21600 0 0 Z N"/>
        </draw:custom-shape>
        <draw:custom-shape draw:style-name="gr9" draw:text-style-name="P1" draw:layer="layout" svg:width="0.6cm" svg:height="0.6cm" svg:x="20.9cm" svg:y="12.6cm">
          <text:p/>
          <draw:enhanced-geometry svg:viewBox="0 0 21600 21600" draw:type="rectangle" draw:enhanced-path="M 0 0 L 21600 0 21600 21600 0 21600 0 0 Z N"/>
        </draw:custom-shape>
        <draw:custom-shape draw:style-name="gr9" draw:text-style-name="P1" draw:layer="layout" svg:width="0.6cm" svg:height="0.6cm" svg:x="21.5cm" svg:y="12cm">
          <text:p/>
          <draw:enhanced-geometry svg:viewBox="0 0 21600 21600" draw:type="rectangle" draw:enhanced-path="M 0 0 L 21600 0 21600 21600 0 21600 0 0 Z N"/>
        </draw:custom-shape>
        <draw:custom-shape draw:style-name="gr9" draw:text-style-name="P1" draw:layer="layout" svg:width="0.6cm" svg:height="0.6cm" svg:x="21.5cm" svg:y="12.6cm">
          <text:p/>
          <draw:enhanced-geometry svg:viewBox="0 0 21600 21600" draw:type="rectangle" draw:enhanced-path="M 0 0 L 21600 0 21600 21600 0 21600 0 0 Z N"/>
        </draw:custom-shape>
        <draw:custom-shape draw:style-name="gr9" draw:text-style-name="P1" draw:layer="layout" svg:width="0.6cm" svg:height="0.6cm" svg:x="20.9cm" svg:y="13.2cm">
          <text:p/>
          <draw:enhanced-geometry svg:viewBox="0 0 21600 21600" draw:type="rectangle" draw:enhanced-path="M 0 0 L 21600 0 21600 21600 0 21600 0 0 Z N"/>
        </draw:custom-shape>
        <draw:custom-shape draw:style-name="gr9" draw:text-style-name="P1" draw:layer="layout" svg:width="2.4cm" svg:height="7.6cm" svg:x="25.9cm" svg:y="11.8cm">
          <text:p/>
          <draw:enhanced-geometry svg:viewBox="0 0 21600 21600" draw:type="rectangle" draw:enhanced-path="M 0 0 L 21600 0 21600 21600 0 21600 0 0 Z N"/>
        </draw:custom-shape>
        <draw:frame draw:style-name="gr20" draw:text-style-name="P18" draw:layer="layout" svg:width="2.1cm" svg:height="3.581cm" svg:x="26cm" svg:y="12.1cm">
          <draw:text-box>
            <text:p><text:span text:style-name="T18">Punkte</text:span></text:p>
            <text:p><text:span text:style-name="T15">123</text:span></text:p>
            <text:p><text:span text:style-name="T15"/></text:p>
            <text:p><text:span text:style-name="T18">Höchst</text:span></text:p>
            <text:p><text:span text:style-name="T15">3402</text:span></text:p>
            <text:p><text:span text:style-name="T15"/></text:p>
          </draw:text-box>
        </draw:frame>
        <draw:custom-shape draw:style-name="gr21" draw:text-style-name="P19" draw:layer="layout" svg:width="3.1cm" svg:height="0.8cm" svg:x="15.7cm" svg:y="16.4cm">
          <text:p text:style-name="P1"><text:span text:style-name="T18">Starten</text:span></text:p>
          <draw:enhanced-geometry svg:viewBox="0 0 21600 21600" draw:type="rectangle" draw:enhanced-path="M 0 0 L 21600 0 21600 21600 0 21600 0 0 Z N"/>
        </draw:custom-shape>
        <draw:custom-shape draw:style-name="gr21" draw:text-style-name="P19" draw:layer="layout" svg:width="3.1cm" svg:height="0.8cm" svg:x="15.7cm" svg:y="16.4cm">
          <text:p text:style-name="P1"><text:span text:style-name="T18">Starten</text:span></text:p>
          <draw:enhanced-geometry svg:viewBox="0 0 21600 21600" draw:type="rectangle" draw:enhanced-path="M 0 0 L 21600 0 21600 21600 0 21600 0 0 Z N"/>
        </draw:custom-shape>
        <draw:custom-shape draw:style-name="gr21" draw:text-style-name="P19" draw:layer="layout" svg:width="3.1cm" svg:height="1cm" svg:x="15.7cm" svg:y="18.4cm">
          <text:p text:style-name="P1"><text:span text:style-name="T18">Turnier</text:span></text:p>
          <text:p text:style-name="P1"><text:span text:style-name="T19">Heute! 16:00 Uhr</text:span></text:p>
          <draw:enhanced-geometry svg:viewBox="0 0 21600 21600" draw:type="rectangle" draw:enhanced-path="M 0 0 L 21600 0 21600 21600 0 21600 0 0 Z N"/>
        </draw:custom-shape>
        <draw:custom-shape draw:style-name="gr21" draw:text-style-name="P19" draw:layer="layout" svg:width="3.1cm" svg:height="0.8cm" svg:x="15.7cm" svg:y="17.4cm">
          <text:p text:style-name="P1"><text:span text:style-name="T18">Quelltext</text:span></text:p>
          <draw:enhanced-geometry svg:viewBox="0 0 21600 21600" draw:type="rectangle" draw:enhanced-path="M 0 0 L 21600 0 21600 21600 0 21600 0 0 Z N"/>
        </draw:custom-shape>
        <draw:custom-shape draw:style-name="gr22" draw:text-style-name="P21" draw:layer="layout" svg:width="0.9cm" svg:height="0.9cm" svg:x="13.3cm" svg:y="9cm">
          <text:p text:style-name="P20"><text:span text:style-name="T20">G</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3" draw:text-style-name="P1" draw:layer="layout" svg:width="1.7cm" svg:height="1.7cm" draw:transform="rotate (-1.5707963267949) translate (2.7cm 11cm)">
          <text:p/>
          <draw:enhanced-geometry svg:viewBox="0 0 21600 21600" draw:glue-points="0 0 0 10800 0 21600 10800 21600 21600 21600 10800 10800" draw:text-areas="1900 12700 12700 19700" draw:type="right-triangle" draw:enhanced-path="M 0 0 L 21600 21600 0 21600 0 0 Z N"/>
        </draw:custom-shape>
        <draw:frame draw:style-name="gr24" draw:text-style-name="P20" draw:layer="layout" svg:width="2.259cm" svg:height="0.963cm" draw:transform="rotate (0.785398163397448) translate (0.6cm 12.119cm)">
          <draw:text-box>
            <text:p text:style-name="P1"><text:span text:style-name="T21">Spiele</text:span></text:p>
          </draw:text-box>
        </draw:frame>
        <draw:frame draw:style-name="gr25" draw:text-style-name="P22" draw:layer="layout" svg:width="1.366cm" svg:height="0.574cm" svg:x="12.1cm" svg:y="9.4cm">
          <draw:text-box>
            <text:p text:style-name="P1"><text:span text:style-name="T13">(→4.4)</text:span></text:p>
          </draw:text-box>
        </draw:frame>
        <draw:custom-shape draw:style-name="gr26" draw:text-style-name="P23" draw:layer="layout" svg:width="0.8cm" svg:height="0.8cm" svg:x="27.5cm" svg:y="11cm">
          <text:p text:style-name="P1"><text:span text:style-name="T22">37</text:span></text:p>
          <draw:enhanced-geometry svg:viewBox="0 0 21600 21600" draw:mirror-horizontal="false" draw:mirror-vertical="false"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frame draw:style-name="gr25" draw:text-style-name="P22" draw:layer="layout" svg:width="1.45cm" svg:height="0.574cm" svg:x="18.7cm" svg:y="17.626cm">
          <draw:text-box>
            <text:p text:style-name="P1"><text:span text:style-name="T19">(→ 3.2)</text:span></text:p>
          </draw:text-box>
        </draw:frame>
        <draw:custom-shape draw:style-name="gr27" draw:text-style-name="P22" draw:layer="layout" svg:width="0.4cm" svg:height="0.5cm" svg:x="25.6cm" svg:y="11.1cm">
          <text:p/>
          <draw:enhanced-geometry svg:viewBox="0 0 640 861" draw:text-areas="257 295 414 566" draw:type="non-primitive" draw:enhanced-path="M 640 233 L 221 293 506 12 367 0 29 406 431 347 145 645 99 520 0 861 326 765 209 711 640 233 640 233 Z N"/>
        </draw:custom-shape>
        <draw:frame draw:style-name="gr28" draw:text-style-name="P22" draw:layer="layout" svg:width="0.928cm" svg:height="0.494cm" svg:x="25.572cm" svg:y="11.083cm">
          <draw:text-box>
            <text:p text:style-name="P1"><text:span text:style-name="T22">341</text:span></text:p>
          </draw:text-box>
        </draw:frame>
        <draw:custom-shape draw:style-name="gr29" draw:text-style-name="P24" draw:layer="layout" svg:width="0.6cm" svg:height="0.6cm" svg:x="24.7cm" svg:y="11.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28" draw:text-style-name="P22" draw:layer="layout" svg:width="0.928cm" svg:height="0.494cm" svg:x="24.6cm" svg:y="11.083cm">
          <draw:text-box>
            <text:p text:style-name="P1"><text:span text:style-name="T22">2</text:span></text:p>
          </draw:text-box>
        </draw:frame>
        <draw:custom-shape draw:style-name="gr30" draw:text-style-name="P22" draw:layer="layout" svg:width="0.7cm" svg:height="0.5cm" svg:x="26.5cm" svg:y="11.1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28" draw:text-style-name="P22" draw:layer="layout" svg:width="0.928cm" svg:height="0.494cm" svg:x="26.372cm" svg:y="11.106cm">
          <draw:text-box>
            <text:p text:style-name="P1"><text:span text:style-name="T22">2</text:span></text:p>
          </draw:text-box>
        </draw:frame>
        <draw:custom-shape draw:style-name="gr31" draw:text-style-name="P26" draw:layer="layout" svg:width="0.8cm" svg:height="0.8cm" svg:x="27.7cm" svg:y="1.2cm">
          <text:p text:style-name="P25"><text:span text:style-name="T23">K</text:span></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3" draw:style-name="dp1" draw:master-page-name="Standard">
        <draw:custom-shape draw:style-name="gr2" draw:text-style-name="P1" draw:layer="layout" svg:width="13.3cm" svg:height="9cm" svg:x="1cm" svg:y="11cm">
          <text:p/>
          <draw:enhanced-geometry svg:viewBox="0 0 21600 21600" draw:type="rectangle" draw:enhanced-path="M 0 0 L 21600 0 21600 21600 0 21600 0 0 Z N"/>
        </draw:custom-shape>
        <draw:custom-shape draw:style-name="gr2" draw:text-style-name="P1" draw:layer="layout" svg:width="13.3cm" svg:height="9cm" svg:x="1cm" svg:y="1cm">
          <text:p/>
          <draw:enhanced-geometry svg:viewBox="0 0 21600 21600" draw:type="rectangle" draw:enhanced-path="M 0 0 L 21600 0 21600 21600 0 21600 0 0 Z N"/>
        </draw:custom-shape>
        <draw:custom-shape draw:style-name="gr2" draw:text-style-name="P1" draw:layer="layout" svg:width="13.3cm" svg:height="9cm" svg:x="15.4cm" svg:y="11cm">
          <text:p/>
          <draw:enhanced-geometry svg:viewBox="0 0 21600 21600" draw:type="rectangle" draw:enhanced-path="M 0 0 L 21600 0 21600 21600 0 21600 0 0 Z N"/>
        </draw:custom-shape>
        <draw:custom-shape draw:style-name="gr2" draw:text-style-name="P1" draw:layer="layout" svg:width="13.3cm" svg:height="9cm" svg:x="15.4cm" svg:y="1cm">
          <text:p/>
          <draw:enhanced-geometry svg:viewBox="0 0 21600 21600" draw:type="rectangle" draw:enhanced-path="M 0 0 L 21600 0 21600 21600 0 21600 0 0 Z N"/>
        </draw:custom-shape>
        <draw:frame draw:style-name="gr12" draw:text-style-name="P17" draw:layer="layout" svg:width="13.3cm" svg:height="0.75cm" svg:x="1cm" svg:y="10cm">
          <draw:text-box>
            <text:p><text:span text:style-name="T16">3.1 Nach dem Einloggen ist die zweite Entwicklungsstufe aktiv. </text:span></text:p>
          </draw:text-box>
        </draw:frame>
        <draw:frame draw:style-name="gr12" draw:text-style-name="P17" draw:layer="layout" svg:width="13.3cm" svg:height="0.895cm" svg:x="15.4cm" svg:y="20cm">
          <draw:text-box>
            <text:p><text:span text:style-name="T16">3.4 Über die Gruppen-Funktion kann man die Arbeit von anderen anschauen (und kopieren). Oder einer Gruppe beitreten / je nach Art: direkt, nach ok von einem Mitglied, nach ok von allen.</text:span></text:p>
          </draw:text-box>
        </draw:frame>
        <draw:frame draw:style-name="gr12" draw:text-style-name="P17" draw:layer="layout" svg:width="13.3cm" svg:height="0.75cm" svg:x="1cm" svg:y="19.95cm">
          <draw:text-box>
            <text:p><text:span text:style-name="T16">3.3 Die eigene Webseite (und Unterseiten) können hier bearbeitet werden. </text:span></text:p>
          </draw:text-box>
        </draw:frame>
        <draw:frame draw:style-name="gr12" draw:text-style-name="P17" draw:layer="layout" svg:width="13.3cm" svg:height="0.895cm" svg:x="15.4cm" svg:y="10.05cm">
          <draw:text-box>
            <text:p><text:span text:style-name="T16">3.2 Auf der Lernen-Stufe programmieren. Gruppenmitglieder können das Programm auch sehen und zu sich holen. </text:span></text:p>
          </draw:text-box>
        </draw:frame>
        <draw:custom-shape draw:style-name="gr9" draw:text-style-name="P1" draw:layer="layout" svg:width="1.9cm" svg:height="2.4cm" svg:x="12.4cm" svg:y="5.128cm">
          <text:p/>
          <draw:enhanced-geometry svg:viewBox="0 0 21600 21600" draw:mirror-horizontal="false" draw:mirror-vertical="false" draw:type="rectangle" draw:enhanced-path="M 0 0 L 21600 0 21600 21600 0 21600 0 0 Z N"/>
        </draw:custom-shape>
        <draw:custom-shape draw:style-name="gr10" draw:text-style-name="P10" draw:layer="layout" svg:width="2.4cm" svg:height="2.4cm" svg:x="11.1cm" svg:y="4.728cm">
          <text:p text:style-name="P1"><text:span text:style-name="T11">Organi</text:span></text:p>
          <text:p text:style-name="P1"><text:span text:style-name="T11">sieren</text:span></text:p>
          <draw:enhanced-geometry svg:viewBox="0 0 21600 21600" draw:type="rectangle" draw:enhanced-path="M 0 0 L 21600 0 21600 21600 0 21600 0 0 Z N"/>
        </draw:custom-shape>
        <draw:custom-shape draw:style-name="gr10" draw:text-style-name="P10" draw:layer="layout" svg:width="2.4cm" svg:height="2.4cm" svg:x="10cm" svg:y="3.828cm">
          <text:p text:style-name="P1"><text:span text:style-name="T11">Ent-</text:span></text:p>
          <text:p text:style-name="P1"><text:span text:style-name="T11">wickeln</text:span></text:p>
          <draw:enhanced-geometry svg:viewBox="0 0 21600 21600" draw:type="rectangle" draw:enhanced-path="M 0 0 L 21600 0 21600 21600 0 21600 0 0 Z N"/>
        </draw:custom-shape>
        <draw:custom-shape draw:style-name="gr10" draw:text-style-name="P11" draw:layer="layout" svg:width="2.4cm" svg:height="2.4cm" svg:x="8cm" svg:y="3.128cm">
          <text:p text:style-name="P1"><text:span text:style-name="T12">Program-</text:span></text:p>
          <text:p text:style-name="P1"><text:span text:style-name="T12">mieren</text:span></text:p>
          <draw:enhanced-geometry svg:viewBox="0 0 21600 21600" draw:type="rectangle" draw:enhanced-path="M 0 0 L 21600 0 21600 21600 0 21600 0 0 Z N"/>
        </draw:custom-shape>
        <draw:custom-shape draw:style-name="gr32" draw:text-style-name="P27" draw:layer="layout" svg:width="2.4cm" svg:height="2.4cm" svg:x="5.9cm" svg:y="3.628cm">
          <text:p text:style-name="P1"><text:span text:style-name="T24">Lernen</text:span></text:p>
          <draw:enhanced-geometry svg:viewBox="0 0 21600 21600" draw:type="rectangle" draw:enhanced-path="M 0 0 L 21600 0 21600 21600 0 21600 0 0 Z N"/>
        </draw:custom-shape>
        <draw:custom-shape draw:style-name="gr11" draw:text-style-name="P1" draw:layer="layout" svg:width="2.3cm" svg:height="2.3cm" svg:x="3.7cm" svg:y="4.528cm">
          <text:p text:style-name="P1">Spielen</text:p>
          <draw:enhanced-geometry svg:viewBox="0 0 21600 21600" draw:type="rectangle" draw:enhanced-path="M 0 0 L 21600 0 21600 21600 0 21600 0 0 Z N"/>
        </draw:custom-shape>
        <draw:frame draw:style-name="gr7" draw:text-style-name="P3" draw:layer="layout" svg:width="6cm" svg:height="1.4cm" svg:x="1.1cm" svg:y="1.028cm">
          <draw:text-box>
            <text:p><text:span text:style-name="T4">Programmieren</text:span></text:p>
          </draw:text-box>
        </draw:frame>
        <draw:frame draw:style-name="gr17" draw:text-style-name="P16" draw:layer="layout" svg:width="3.1cm" svg:height="1.128cm" svg:x="1.6cm" svg:y="6.872cm">
          <draw:text-box>
            <text:p text:style-name="P1"><text:span text:style-name="T15">JavaScript</text:span></text:p>
            <text:p text:style-name="P1"><text:span text:style-name="T13">(Live-Editor, 3.2)</text:span></text:p>
          </draw:text-box>
        </draw:frame>
        <draw:frame draw:style-name="gr33" draw:text-style-name="P16" draw:layer="layout" svg:width="2.8cm" svg:height="1.683cm" svg:x="2.5cm" svg:y="8.3cm">
          <draw:text-box>
            <text:p text:style-name="P1"><text:span text:style-name="T15">Eigene</text:span></text:p>
            <text:p text:style-name="P1"><text:span text:style-name="T15">Webseite</text:span></text:p>
            <text:p text:style-name="P1"><text:span text:style-name="T13">(3.3)</text:span></text:p>
          </draw:text-box>
        </draw:frame>
        <draw:frame draw:style-name="gr17" draw:text-style-name="P16" draw:layer="layout" svg:width="3.1cm" svg:height="1.772cm" svg:x="5.2cm" svg:y="8cm">
          <draw:text-box>
            <text:p text:style-name="P1"><text:span text:style-name="T15">Akademie</text:span></text:p>
            <text:p text:style-name="P1"><text:span text:style-name="T13">(KhanAcademy, W3Schools, Codacademy ...)</text:span></text:p>
          </draw:text-box>
        </draw:frame>
        <draw:frame draw:style-name="gr17" draw:text-style-name="P16" draw:layer="layout" svg:width="4.4cm" svg:height="1.45cm" svg:x="7.5cm" svg:y="6.35cm">
          <draw:text-box>
            <text:p text:style-name="P1"><text:span text:style-name="T15">Go Spielplatz</text:span></text:p>
            <text:p text:style-name="P1"><text:span text:style-name="T13">(Go-Spielplatz</text:span></text:p>
            <text:p text:style-name="P1"><text:span text:style-name="T13">mit Extra-Funktionen)</text:span></text:p>
          </draw:text-box>
        </draw:frame>
        <draw:line draw:style-name="gr34" draw:text-style-name="P1" draw:layer="layout" svg:x1="6.9cm" svg:y1="6.028cm" svg:x2="4.4cm" svg:y2="7.2cm">
          <text:p/>
        </draw:line>
        <draw:line draw:style-name="gr34" draw:text-style-name="P1" draw:layer="layout" svg:x1="6.9cm" svg:y1="6.036cm" svg:x2="8.2cm" svg:y2="6.5cm">
          <text:p/>
        </draw:line>
        <draw:line draw:style-name="gr34" draw:text-style-name="P1" draw:layer="layout" svg:x1="6.9cm" svg:y1="6.036cm" svg:x2="6.5cm" svg:y2="8.2cm">
          <text:p/>
        </draw:line>
        <draw:line draw:style-name="gr34" draw:text-style-name="P1" draw:layer="layout" svg:x1="6.9cm" svg:y1="6.036cm" svg:x2="4.8cm" svg:y2="8.3cm">
          <text:p/>
        </draw:line>
        <draw:custom-shape draw:style-name="gr35" draw:text-style-name="P1" draw:layer="layout" svg:width="6cm" svg:height="6cm" svg:x="22.5cm" svg:y="1.2cm">
          <text:p text:style-name="P1">Leinwand</text:p>
          <text:p text:style-name="P1">(Canvas)</text:p>
          <draw:enhanced-geometry svg:viewBox="0 0 21600 21600" draw:type="rectangle" draw:enhanced-path="M 0 0 L 21600 0 21600 21600 0 21600 0 0 Z N"/>
        </draw:custom-shape>
        <draw:custom-shape draw:style-name="gr35" draw:text-style-name="P1" draw:layer="layout" svg:width="6.7cm" svg:height="6cm" svg:x="15.6cm" svg:y="1.2cm">
          <text:p text:style-name="P1">Code</text:p>
          <draw:enhanced-geometry svg:viewBox="0 0 21600 21600" draw:type="rectangle" draw:enhanced-path="M 0 0 L 21600 0 21600 21600 0 21600 0 0 Z N"/>
        </draw:custom-shape>
        <draw:custom-shape draw:style-name="gr21" draw:text-style-name="P19" draw:layer="layout" svg:width="3.1cm" svg:height="0.8cm" svg:x="25.4cm" svg:y="7.4cm">
          <text:p text:style-name="P1"><text:span text:style-name="T18">Starten</text:span></text:p>
          <draw:enhanced-geometry svg:viewBox="0 0 21600 21600" draw:type="rectangle" draw:enhanced-path="M 0 0 L 21600 0 21600 21600 0 21600 0 0 Z N"/>
        </draw:custom-shape>
        <draw:custom-shape draw:style-name="gr21" draw:text-style-name="P19" draw:layer="layout" svg:width="3.1cm" svg:height="0.8cm" svg:x="22.133cm" svg:y="7.4cm">
          <text:p text:style-name="P1"><text:span text:style-name="T18">Speichern</text:span></text:p>
          <draw:enhanced-geometry svg:viewBox="0 0 21600 21600" draw:type="rectangle" draw:enhanced-path="M 0 0 L 21600 0 21600 21600 0 21600 0 0 Z N"/>
        </draw:custom-shape>
        <draw:custom-shape draw:style-name="gr35" draw:text-style-name="P1" draw:layer="layout" svg:width="12.9cm" svg:height="4.4cm" svg:x="1.2cm" svg:y="11.2cm">
          <text:p text:style-name="P1">Webseite</text:p>
          <draw:enhanced-geometry svg:viewBox="0 0 21600 21600" draw:type="rectangle" draw:enhanced-path="M 0 0 L 21600 0 21600 21600 0 21600 0 0 Z N"/>
        </draw:custom-shape>
        <draw:custom-shape draw:style-name="gr35" draw:text-style-name="P1" draw:layer="layout" svg:width="12.9cm" svg:height="2.9cm" svg:x="1.2cm" svg:y="15.8cm">
          <text:p text:style-name="P1">HTML/CSS</text:p>
          <draw:enhanced-geometry svg:viewBox="0 0 21600 21600" draw:type="rectangle" draw:enhanced-path="M 0 0 L 21600 0 21600 21600 0 21600 0 0 Z N"/>
        </draw:custom-shape>
        <draw:custom-shape draw:style-name="gr21" draw:text-style-name="P19" draw:layer="layout" svg:width="3.3cm" svg:height="0.8cm" svg:x="10.8cm" svg:y="18.9cm">
          <text:p text:style-name="P1"><text:span text:style-name="T18">Aktualisieren</text:span></text:p>
          <draw:enhanced-geometry svg:viewBox="0 0 21600 21600" draw:type="rectangle" draw:enhanced-path="M 0 0 L 21600 0 21600 21600 0 21600 0 0 Z N"/>
        </draw:custom-shape>
        <draw:custom-shape draw:style-name="gr21" draw:text-style-name="P19" draw:layer="layout" svg:width="2.571cm" svg:height="0.8cm" svg:x="8.119cm" svg:y="18.9cm">
          <text:p text:style-name="P1"><text:span text:style-name="T18">Speichern</text:span></text:p>
          <draw:enhanced-geometry svg:viewBox="0 0 21600 21600" draw:type="rectangle" draw:enhanced-path="M 0 0 L 21600 0 21600 21600 0 21600 0 0 Z N"/>
        </draw:custom-shape>
        <draw:custom-shape draw:style-name="gr21" draw:text-style-name="P19" draw:layer="layout" svg:width="3.1cm" svg:height="0.8cm" svg:x="18.867cm" svg:y="7.4cm">
          <text:p text:style-name="P1"><text:span text:style-name="T18">Neu</text:span></text:p>
          <draw:enhanced-geometry svg:viewBox="0 0 21600 21600" draw:type="rectangle" draw:enhanced-path="M 0 0 L 21600 0 21600 21600 0 21600 0 0 Z N"/>
        </draw:custom-shape>
        <draw:custom-shape draw:style-name="gr21" draw:text-style-name="P19" draw:layer="layout" svg:width="2.571cm" svg:height="0.8cm" svg:x="5.41cm" svg:y="18.9cm">
          <text:p text:style-name="P1"><text:span text:style-name="T18">Neu</text:span></text:p>
          <draw:enhanced-geometry svg:viewBox="0 0 21600 21600" draw:type="rectangle" draw:enhanced-path="M 0 0 L 21600 0 21600 21600 0 21600 0 0 Z N"/>
        </draw:custom-shape>
        <draw:custom-shape draw:style-name="gr21" draw:text-style-name="P19" draw:layer="layout" svg:width="3.1cm" svg:height="0.8cm" svg:x="15.6cm" svg:y="7.4cm">
          <text:p text:style-name="P1"><text:span text:style-name="T18">Laden</text:span></text:p>
          <draw:enhanced-geometry svg:viewBox="0 0 21600 21600" draw:type="rectangle" draw:enhanced-path="M 0 0 L 21600 0 21600 21600 0 21600 0 0 Z N"/>
        </draw:custom-shape>
        <draw:custom-shape draw:style-name="gr21" draw:text-style-name="P19" draw:layer="layout" svg:width="2.571cm" svg:height="0.8cm" svg:x="2.7cm" svg:y="18.9cm">
          <text:p text:style-name="P1"><text:span text:style-name="T18">Laden</text:span></text:p>
          <draw:enhanced-geometry svg:viewBox="0 0 21600 21600" draw:type="rectangle" draw:enhanced-path="M 0 0 L 21600 0 21600 21600 0 21600 0 0 Z N"/>
        </draw:custom-shape>
        <draw:custom-shape draw:style-name="gr21" draw:text-style-name="P19" draw:layer="layout" svg:width="2.158cm" svg:height="0.454cm" svg:x="26.342cm" svg:y="9.2cm">
          <text:p text:style-name="P1"><text:span text:style-name="T19">Veröffentlichen</text:span></text:p>
          <draw:enhanced-geometry svg:viewBox="0 0 21600 21600" draw:mirror-horizontal="false" draw:mirror-vertical="false" draw:type="rectangle" draw:enhanced-path="M 0 0 L 21600 0 21600 21600 0 21600 0 0 Z N"/>
        </draw:custom-shape>
        <draw:custom-shape draw:style-name="gr21" draw:text-style-name="P28" draw:layer="layout" svg:width="2.158cm" svg:height="0.454cm" svg:x="24.071cm" svg:y="9.2cm">
          <text:p text:style-name="P1"><text:span text:style-name="T19">Historie</text:span></text:p>
          <draw:enhanced-geometry svg:viewBox="0 0 21600 21600" draw:mirror-horizontal="false" draw:mirror-vertical="false" draw:type="rectangle" draw:enhanced-path="M 0 0 L 21600 0 21600 21600 0 21600 0 0 Z N"/>
        </draw:custom-shape>
        <draw:custom-shape draw:style-name="gr21" draw:text-style-name="P28" draw:layer="layout" svg:width="2.158cm" svg:height="0.454cm" svg:x="21.8cm" svg:y="9.2cm">
          <text:p text:style-name="P1"><text:span text:style-name="T19">Spin-Off</text:span></text:p>
          <draw:enhanced-geometry svg:viewBox="0 0 21600 21600" draw:mirror-horizontal="false" draw:mirror-vertical="false" draw:type="rectangle" draw:enhanced-path="M 0 0 L 21600 0 21600 21600 0 21600 0 0 Z N"/>
        </draw:custom-shape>
        <draw:frame draw:style-name="gr36" draw:text-style-name="P29" draw:layer="layout" svg:width="4.4cm" svg:height="0.573cm" svg:x="24.4cm" svg:y="8.7cm">
          <draw:text-box>
            <text:p text:style-name="P1"><text:span text:style-name="T13">Auf der Programmieren-Stufe:</text:span></text:p>
          </draw:text-box>
        </draw:frame>
        <draw:custom-shape draw:style-name="gr22" draw:text-style-name="P30" draw:layer="layout" svg:width="1.3cm" svg:height="1.3cm" svg:x="15.5cm" svg:y="8.6cm">
          <text:p text:style-name="P1"><text:span text:style-name="T25">G</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2" draw:text-style-name="P30" draw:layer="layout" svg:width="1.3cm" svg:height="1.3cm" svg:x="15.5cm" svg:y="11.1cm">
          <text:p text:style-name="P1"><text:span text:style-name="T25">G</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2" draw:text-style-name="P30" draw:layer="layout" svg:width="1.3cm" svg:height="1.3cm" svg:x="1.2cm" svg:y="18.5cm">
          <text:p text:style-name="P1"><text:span text:style-name="T25">G</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2" draw:text-style-name="P30" draw:layer="layout" svg:width="1.3cm" svg:height="1.3cm" svg:x="-8.1cm" svg:y="10.3cm">
          <text:p text:style-name="P1"><text:span text:style-name="T25">G</text:span></text:p>
          <draw:enhanced-geometry svg:viewBox="0 0 21600 21600" draw:glue-points="10800 0 0 10800 10800 21600 21600 10800" draw:text-areas="5400 5400 16200 16200" draw:type="diamond" draw:enhanced-path="M 10800 0 L 21600 10800 10800 21600 0 10800 10800 0 Z N"/>
        </draw:custom-shape>
        <draw:frame draw:style-name="gr37" draw:layer="layout" svg:width="7cm" svg:height="1.25cm" svg:x="17cm" svg:y="11.1cm">
          <draw:text-box>
            <text:p>Gruppe: PinkPanthers</text:p>
          </draw:text-box>
        </draw:frame>
        <draw:frame draw:style-name="gr6" draw:text-style-name="P31" draw:layer="layout" svg:width="5.946cm" svg:height="1cm" draw:transform="rotate (0.157603231455088) translate (21.571cm 17.712cm)">
          <draw:text-box>
            <text:p text:style-name="P1"><text:span text:style-name="T26">Lisa</text:span></text:p>
          </draw:text-box>
        </draw:frame>
        <draw:frame draw:style-name="gr6" draw:text-style-name="P32" draw:layer="layout" svg:width="5cm" svg:height="1cm" draw:transform="rotate (0.532150888933071) translate (19.284cm 17.138cm)">
          <draw:text-box>
            <text:p text:style-name="P1"><text:span text:style-name="T27">Kevin</text:span></text:p>
          </draw:text-box>
        </draw:frame>
        <draw:frame draw:style-name="gr6" draw:text-style-name="P33" draw:layer="layout" svg:width="5cm" svg:height="1cm" draw:transform="rotate (-0.230034395412853) translate (15.828cm 15cm)">
          <draw:text-box>
            <text:p text:style-name="P1"><text:span text:style-name="T28">Lukas</text:span></text:p>
          </draw:text-box>
        </draw:frame>
        <draw:frame draw:style-name="gr7" draw:text-style-name="P34" draw:layer="layout" svg:width="6cm" svg:height="1.4cm" svg:x="18.5cm" svg:y="14cm">
          <draw:text-box>
            <text:p><text:span text:style-name="T29">Annie</text:span></text:p>
          </draw:text-box>
        </draw:frame>
        <draw:frame draw:style-name="gr6" draw:text-style-name="P33" draw:layer="layout" svg:width="5cm" svg:height="1cm" draw:transform="rotate (0.0581194640914112) translate (21.827cm 13.303cm)">
          <draw:text-box>
            <text:p text:style-name="P1"><text:span text:style-name="T28">Sophie</text:span></text:p>
          </draw:text-box>
        </draw:frame>
        <draw:custom-shape draw:style-name="gr38" draw:text-style-name="P1" draw:layer="layout" svg:width="2.2cm" svg:height="1.1cm" draw:transform="rotate (0.448200551912144) translate (20.4cm 16.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2.3cm" svg:height="0.8cm" draw:transform="rotate (-0.0897099235525085) translate (20.472cm 12.7cm)">
          <text:p text:style-name="P1"><text:span text:style-name="T3">Mein Po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2.3cm" svg:height="0.8cm" draw:transform="rotate (0.225496539357667) translate (18.079cm 18.22cm)">
          <text:p text:style-name="P1"><text:span text:style-name="T3">Tetris Kl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1" draw:layer="layout" svg:x1="21.8cm" svg:y1="15.7cm" svg:x2="21.6cm" svg:y2="14.5cm">
          <text:p/>
        </draw:line>
        <draw:line draw:style-name="gr40" draw:text-style-name="P1" draw:layer="layout" svg:x1="21.826cm" svg:y1="15.702cm" svg:x2="21.6cm" svg:y2="13.6cm">
          <text:p/>
        </draw:line>
        <draw:line draw:style-name="gr40" draw:text-style-name="P1" draw:layer="layout" svg:x1="22.6cm" svg:y1="15.9cm" svg:x2="23.9cm" svg:y2="16.1cm">
          <text:p/>
        </draw:line>
        <draw:line draw:style-name="gr40" draw:text-style-name="P1" draw:layer="layout" svg:x1="21.8cm" svg:y1="16.9cm" svg:x2="22cm" svg:y2="18.6cm">
          <text:p/>
        </draw:line>
        <draw:line draw:style-name="gr40" draw:text-style-name="P1" draw:layer="layout" svg:x1="21cm" svg:y1="17cm" svg:x2="20.4cm" svg:y2="18cm">
          <text:p/>
        </draw:line>
        <draw:custom-shape draw:style-name="gr39" draw:text-style-name="P2" draw:layer="layout" svg:width="2.3cm" svg:height="0.8cm" draw:transform="rotate (-0.0692895713041752) translate (20.906cm 18.543cm)">
          <text:p text:style-name="P1"><text:span text:style-name="T3">Hello Wor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2.3cm" svg:height="0.8cm" draw:transform="rotate (0.0914552528045029) translate (23.793cm 15.785cm)">
          <text:p text:style-name="P1"><text:span text:style-name="T3">Test 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9" draw:layer="layout" svg:width="2.571cm" svg:height="1.3cm" svg:x="25.9cm" svg:y="18.5cm">
          <text:p text:style-name="P1"><text:span text:style-name="T18">Anderes</text:span></text:p>
          <text:p text:style-name="P1"><text:span text:style-name="T18">Projekt</text:span></text:p>
          <draw:enhanced-geometry svg:viewBox="0 0 21600 21600" draw:type="rectangle" draw:enhanced-path="M 0 0 L 21600 0 21600 21600 0 21600 0 0 Z N"/>
        </draw:custom-shape>
        <draw:custom-shape draw:style-name="gr21" draw:text-style-name="P19" draw:layer="layout" svg:width="2.571cm" svg:height="1.3cm" svg:x="25.9cm" svg:y="11.4cm">
          <text:p text:style-name="P1"><text:span text:style-name="T18">Andere</text:span></text:p>
          <text:p text:style-name="P1"><text:span text:style-name="T18">Gruppe</text:span></text:p>
          <draw:enhanced-geometry svg:viewBox="0 0 21600 21600" draw:type="rectangle" draw:enhanced-path="M 0 0 L 21600 0 21600 21600 0 21600 0 0 Z N"/>
        </draw:custom-shape>
        <draw:custom-shape draw:style-name="gr21" draw:text-style-name="P28" draw:layer="layout" svg:width="2.158cm" svg:height="0.454cm" svg:x="19.542cm" svg:y="9.2cm">
          <text:p text:style-name="P1"><text:span text:style-name="T19">Folgen</text:span></text:p>
          <draw:enhanced-geometry svg:viewBox="0 0 21600 21600" draw:mirror-horizontal="false" draw:mirror-vertical="false" draw:type="rectangle" draw:enhanced-path="M 0 0 L 21600 0 21600 21600 0 21600 0 0 Z N"/>
        </draw:custom-shape>
        <draw:frame draw:style-name="gr25" draw:text-style-name="P36" draw:layer="layout" svg:width="1.446cm" svg:height="0.574cm" svg:x="26.554cm" svg:y="12.726cm">
          <draw:text-box>
            <text:p text:style-name="P35"><text:span text:style-name="T30">(→ 4.4)</text:span></text:p>
          </draw:text-box>
        </draw:frame>
        <draw:frame draw:style-name="gr25" draw:text-style-name="P36" draw:layer="layout" svg:width="1.446cm" svg:height="0.574cm" svg:x="26.554cm" svg:y="17.926cm">
          <draw:text-box>
            <text:p text:style-name="P35"><text:span text:style-name="T30">(→ 2.3)</text:span></text:p>
          </draw:text-box>
        </draw:frame>
        <draw:custom-shape draw:style-name="gr21" draw:text-style-name="P19" draw:layer="layout" svg:width="2.571cm" svg:height="0.8cm" svg:x="15.529cm" svg:y="19cm">
          <text:p text:style-name="P1"><text:span text:style-name="T18">Beitreten</text:span></text:p>
          <draw:enhanced-geometry svg:viewBox="0 0 21600 21600" draw:type="rectangle" draw:enhanced-path="M 0 0 L 21600 0 21600 21600 0 21600 0 0 Z N"/>
        </draw:custom-shape>
        <draw:frame draw:style-name="gr17" draw:text-style-name="P16" draw:layer="layout" svg:width="3.4cm" svg:height="1.128cm" svg:x="8.5cm" svg:y="8.5cm">
          <draw:text-box>
            <text:p text:style-name="P1"><text:span text:style-name="T15">Workshops</text:span></text:p>
            <text:p text:style-name="P1"><text:span text:style-name="T13">(→Kalender)</text:span></text:p>
          </draw:text-box>
        </draw:frame>
        <draw:line draw:style-name="gr34" draw:text-style-name="P1" draw:layer="layout" svg:x1="6.8cm" svg:y1="6cm" svg:x2="8.8cm" svg:y2="8.5cm">
          <text:p/>
        </draw:line>
      </draw:page>
      <draw:page draw:name="page4" draw:style-name="dp1" draw:master-page-name="Standard">
        <draw:custom-shape draw:style-name="gr2" draw:text-style-name="P1" draw:layer="layout" svg:width="13.3cm" svg:height="9cm" svg:x="1cm" svg:y="11cm">
          <text:p/>
          <draw:enhanced-geometry svg:viewBox="0 0 21600 21600" draw:type="rectangle" draw:enhanced-path="M 0 0 L 21600 0 21600 21600 0 21600 0 0 Z N"/>
        </draw:custom-shape>
        <draw:custom-shape draw:style-name="gr2" draw:text-style-name="P1" draw:layer="layout" svg:width="13.3cm" svg:height="9cm" svg:x="1cm" svg:y="1cm">
          <text:p/>
          <draw:enhanced-geometry svg:viewBox="0 0 21600 21600" draw:type="rectangle" draw:enhanced-path="M 0 0 L 21600 0 21600 21600 0 21600 0 0 Z N"/>
        </draw:custom-shape>
        <draw:custom-shape draw:style-name="gr9" draw:text-style-name="P1" draw:layer="layout" svg:width="2.4cm" svg:height="2.4cm" svg:x="11.9cm" svg:y="5.8cm">
          <text:p/>
          <draw:enhanced-geometry svg:viewBox="0 0 21600 21600" draw:mirror-horizontal="false" draw:mirror-vertical="false" draw:type="rectangle" draw:enhanced-path="M 0 0 L 21600 0 21600 21600 0 21600 0 0 Z N"/>
        </draw:custom-shape>
        <draw:custom-shape draw:style-name="gr9" draw:text-style-name="P1" draw:layer="layout" svg:width="2.4cm" svg:height="2.4cm" svg:x="11.4cm" svg:y="5.3cm">
          <text:p/>
          <draw:enhanced-geometry svg:viewBox="0 0 21600 21600" draw:mirror-horizontal="false" draw:mirror-vertical="false" draw:type="rectangle" draw:enhanced-path="M 0 0 L 21600 0 21600 21600 0 21600 0 0 Z N"/>
        </draw:custom-shape>
        <draw:custom-shape draw:style-name="gr2" draw:text-style-name="P1" draw:layer="layout" svg:width="13.3cm" svg:height="9cm" svg:x="15.4cm" svg:y="11cm">
          <text:p/>
          <draw:enhanced-geometry svg:viewBox="0 0 21600 21600" draw:type="rectangle" draw:enhanced-path="M 0 0 L 21600 0 21600 21600 0 21600 0 0 Z N"/>
        </draw:custom-shape>
        <draw:custom-shape draw:style-name="gr2" draw:text-style-name="P1" draw:layer="layout" svg:width="13.3cm" svg:height="9cm" svg:x="15.4cm" svg:y="1cm">
          <text:p/>
          <draw:enhanced-geometry svg:viewBox="0 0 21600 21600" draw:type="rectangle" draw:enhanced-path="M 0 0 L 21600 0 21600 21600 0 21600 0 0 Z N"/>
        </draw:custom-shape>
        <draw:frame draw:style-name="gr41" draw:text-style-name="P17" draw:layer="layout" svg:width="13.3cm" svg:height="0.75cm" svg:x="1cm" svg:y="10cm">
          <draw:text-box>
            <text:p><text:span text:style-name="T16">4.1 Dritte Entwicklungsstufe. Der Schüler bekommt ein GitHub- und ein Stackoverflow-Konto.</text:span></text:p>
          </draw:text-box>
        </draw:frame>
        <draw:frame draw:style-name="gr41" draw:text-style-name="P17" draw:layer="layout" svg:width="13.3cm" svg:height="0.895cm" svg:x="15.4cm" svg:y="20cm">
          <draw:text-box>
            <text:p><text:span text:style-name="T16">4.4 Gruppen zeigt standradmäßig die fünf akutellsten Gruppen. Weitere können über die Suche gefunden werden. </text:span></text:p>
          </draw:text-box>
        </draw:frame>
        <draw:frame draw:style-name="gr41" draw:text-style-name="P17" draw:layer="layout" svg:width="13.3cm" svg:height="0.895cm" svg:x="1cm" svg:y="19.95cm">
          <draw:text-box>
            <text:p><text:span text:style-name="T16">4.3 Übersicht über die Webseiten des Spielplatzes. Jede Seite kann angeschaut, verändert und dann wieder auf dem Spielplatz angeboten werden. Übernomme Seiten sieht man nur selbst. </text:span></text:p>
          </draw:text-box>
        </draw:frame>
        <draw:frame draw:style-name="gr41" draw:text-style-name="P17" draw:layer="layout" svg:width="13.3cm" svg:height="0.895cm" svg:x="15.4cm" svg:y="10.05cm">
          <draw:text-box>
            <text:p><text:span text:style-name="T16">4.2 In der Gilde kann man im Chat Leute treffen, das Neueste zu seinen Projekten erfahren, seine Projekte aufrufen und etwas Neues beginnen. </text:span></text:p>
          </draw:text-box>
        </draw:frame>
        <draw:custom-shape draw:style-name="gr10" draw:text-style-name="P10" draw:layer="layout" svg:width="2.4cm" svg:height="2.4cm" svg:x="10cm" svg:y="4.4cm">
          <text:p text:style-name="P1"><text:span text:style-name="T11">Organi </text:span></text:p>
          <text:p text:style-name="P1"><text:span text:style-name="T11">sieren</text:span></text:p>
          <draw:enhanced-geometry svg:viewBox="0 0 21600 21600" draw:type="rectangle" draw:enhanced-path="M 0 0 L 21600 0 21600 21600 0 21600 0 0 Z N"/>
        </draw:custom-shape>
        <draw:custom-shape draw:style-name="gr10" draw:text-style-name="P10" draw:layer="layout" svg:width="2.4cm" svg:height="2.4cm" svg:x="8.2cm" svg:y="3.7cm">
          <text:p text:style-name="P1"><text:span text:style-name="T11">Ent-</text:span></text:p>
          <text:p text:style-name="P1"><text:span text:style-name="T11">wickeln</text:span></text:p>
          <draw:enhanced-geometry svg:viewBox="0 0 21600 21600" draw:type="rectangle" draw:enhanced-path="M 0 0 L 21600 0 21600 21600 0 21600 0 0 Z N"/>
        </draw:custom-shape>
        <draw:custom-shape draw:style-name="gr42" draw:text-style-name="P37" draw:layer="layout" svg:width="2.4cm" svg:height="2.4cm" svg:x="6cm" svg:y="3.2cm">
          <text:p text:style-name="P1"><text:span text:style-name="T31">Program-</text:span></text:p>
          <text:p text:style-name="P1"><text:span text:style-name="T31">mieren</text:span></text:p>
          <draw:enhanced-geometry svg:viewBox="0 0 21600 21600" draw:type="rectangle" draw:enhanced-path="M 0 0 L 21600 0 21600 21600 0 21600 0 0 Z N"/>
        </draw:custom-shape>
        <draw:custom-shape draw:style-name="gr32" draw:text-style-name="P27" draw:layer="layout" svg:width="2.4cm" svg:height="2.4cm" svg:x="3.7cm" svg:y="3.8cm">
          <text:p text:style-name="P1"><text:span text:style-name="T24">Lernen</text:span></text:p>
          <draw:enhanced-geometry svg:viewBox="0 0 21600 21600" draw:type="rectangle" draw:enhanced-path="M 0 0 L 21600 0 21600 21600 0 21600 0 0 Z N"/>
        </draw:custom-shape>
        <draw:custom-shape draw:style-name="gr11" draw:text-style-name="P1" draw:layer="layout" svg:width="2.3cm" svg:height="2.3cm" svg:x="1.7cm" svg:y="4.5cm">
          <text:p text:style-name="P1">Spielen</text:p>
          <draw:enhanced-geometry svg:viewBox="0 0 21600 21600" draw:type="rectangle" draw:enhanced-path="M 0 0 L 21600 0 21600 21600 0 21600 0 0 Z N"/>
        </draw:custom-shape>
        <draw:frame draw:style-name="gr7" draw:text-style-name="P3" draw:layer="layout" svg:width="6cm" svg:height="1.4cm" svg:x="1.101cm" svg:y="1.028cm">
          <draw:text-box>
            <text:p><text:span text:style-name="T4">Programmieren</text:span></text:p>
          </draw:text-box>
        </draw:frame>
        <draw:frame draw:style-name="gr43" draw:text-style-name="P16" draw:layer="layout" svg:width="3.1cm" svg:height="1.128cm" svg:x="2.701cm" svg:y="7cm">
          <draw:text-box>
            <text:p text:style-name="P1"><text:span text:style-name="T15">Gilde</text:span></text:p>
            <text:p text:style-name="P1"><text:span text:style-name="T13">(Startpunkt, 4.2)</text:span></text:p>
          </draw:text-box>
        </draw:frame>
        <draw:frame draw:style-name="gr44" draw:text-style-name="P16" draw:layer="layout" svg:width="3.6cm" svg:height="1.683cm" svg:x="2.8cm" svg:y="8.4cm">
          <draw:text-box>
            <text:p text:style-name="P1"><text:span text:style-name="T15">Spielplatz-</text:span></text:p>
            <text:p text:style-name="P1"><text:span text:style-name="T15">Webseiten</text:span></text:p>
            <text:p text:style-name="P1"><text:span text:style-name="T13">(4.3)</text:span></text:p>
          </draw:text-box>
        </draw:frame>
        <draw:frame draw:style-name="gr45" draw:text-style-name="P16" draw:layer="layout" svg:width="3.1cm" svg:height="1.9cm" svg:x="5.901cm" svg:y="8.1cm">
          <draw:text-box>
            <text:p text:style-name="P1"><text:span text:style-name="T15">JavaScript</text:span></text:p>
            <text:p text:style-name="P1"><text:span text:style-name="T13">(3.2, mit zusätzl. Feldern)</text:span></text:p>
          </draw:text-box>
        </draw:frame>
        <draw:frame draw:style-name="gr17" draw:text-style-name="P16" draw:layer="layout" svg:width="3.8cm" svg:height="1.45cm" svg:x="7.7cm" svg:y="6.9cm">
          <draw:text-box>
            <text:p text:style-name="P1"><text:span text:style-name="T15">Linux</text:span></text:p>
            <text:p text:style-name="P1"><text:span text:style-name="T13">(Übergang zu</text:span></text:p>
            <text:p text:style-name="P1"><text:span text:style-name="T13">Kommando-Zeile)</text:span></text:p>
          </draw:text-box>
        </draw:frame>
        <draw:line draw:style-name="gr34" draw:text-style-name="P1" draw:layer="layout" svg:x1="7.001cm" svg:y1="5.528cm" svg:x2="5.1cm" svg:y2="7.4cm">
          <text:p/>
        </draw:line>
        <draw:line draw:style-name="gr34" draw:text-style-name="P1" draw:layer="layout" svg:x1="7.001cm" svg:y1="5.536cm" svg:x2="8.8cm" svg:y2="7.1cm">
          <text:p/>
        </draw:line>
        <draw:line draw:style-name="gr34" draw:text-style-name="P1" draw:layer="layout" svg:x1="7.001cm" svg:y1="5.536cm" svg:x2="7.2cm" svg:y2="8.1cm">
          <text:p/>
        </draw:line>
        <draw:line draw:style-name="gr34" draw:text-style-name="P1" draw:layer="layout" svg:x1="7.001cm" svg:y1="5.536cm" svg:x2="5.2cm" svg:y2="8.5cm">
          <text:p/>
        </draw:line>
        <draw:frame draw:style-name="gr7" draw:text-style-name="P3" draw:layer="layout" svg:width="6cm" svg:height="1.4cm" svg:x="15.5cm" svg:y="1.1cm">
          <draw:text-box>
            <text:p><text:span text:style-name="T4">Github-Guilde</text:span></text:p>
          </draw:text-box>
        </draw:frame>
        <draw:custom-shape draw:style-name="gr35" draw:text-style-name="P1" draw:layer="layout" svg:width="4cm" svg:height="8.8cm" svg:x="24.5cm" svg:y="1.1cm">
          <text:p text:style-name="P1"><text:span text:style-name="T32">Github News</text:span></text:p>
          <text:p text:style-name="P1"><text:span text:style-name="T32"/></text:p>
          <text:p text:style-name="P1"><text:span text:style-name="T32"/></text:p>
          <text:p text:style-name="P1"><text:span text:style-name="T32"/></text:p>
          <text:p text:style-name="P1"><text:span text:style-name="T32"/></text:p>
          <text:p text:style-name="P1"><text:span text:style-name="T32"/></text:p>
          <text:p text:style-name="P1"><text:span text:style-name="T32">Projekte</text:span></text:p>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46" draw:text-style-name="P38" draw:layer="layout" svg:width="8.9cm" svg:height="2.4cm" svg:x="15.5cm" svg:y="7.5cm">
          <text:p text:style-name="P1"><text:span text:style-name="T32">Chat</text:span></text:p>
          <draw:enhanced-geometry svg:viewBox="0 0 21600 21600" draw:type="rectangle" draw:enhanced-path="M 0 0 L 21600 0 21600 21600 0 21600 0 0 Z N"/>
        </draw:custom-shape>
        <draw:custom-shape draw:style-name="gr39" draw:text-style-name="P39" draw:layer="layout" svg:width="3.5cm" svg:height="0.8cm" svg:x="15.7cm" svg:y="2.3cm">
          <text:p text:style-name="P1"><text:span text:style-name="T33">GitHub</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line draw:style-name="gr47" draw:text-style-name="P1" draw:layer="layout" svg:x1="20.101cm" svg:y1="4.736cm" svg:x2="18.8cm" svg:y2="5.9cm">
          <text:p/>
        </draw:line>
        <draw:line draw:style-name="gr47" draw:text-style-name="P1" draw:layer="layout" svg:x1="20.131cm" svg:y1="4.752cm" svg:x2="22cm" svg:y2="3.9cm">
          <text:p/>
        </draw:line>
        <draw:line draw:style-name="gr47" draw:text-style-name="P1" draw:layer="layout" svg:x1="20.131cm" svg:y1="4.752cm" svg:x2="18.6cm" svg:y2="3.2cm">
          <text:p/>
        </draw:line>
        <draw:line draw:style-name="gr47" draw:text-style-name="P1" draw:layer="layout" svg:x1="20.131cm" svg:y1="4.752cm" svg:x2="21.5cm" svg:y2="2.9cm">
          <text:p/>
        </draw:line>
        <draw:custom-shape draw:style-name="gr39" draw:text-style-name="P39" draw:layer="layout" svg:width="3.5cm" svg:height="0.8cm" svg:x="19.9cm" svg:y="2cm">
          <text:p text:style-name="P1"><text:span text:style-name="T33">Cocos2d-x</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9" draw:text-style-name="P39" draw:layer="layout" svg:width="2.4cm" svg:height="0.8cm" svg:x="21.8cm" svg:y="3.2cm">
          <text:p text:style-name="P1"><text:span text:style-name="T33">Go</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line draw:style-name="gr47" draw:text-style-name="P1" draw:layer="layout" svg:x1="20.107cm" svg:y1="4.69cm" svg:x2="20.7cm" svg:y2="6.1cm">
          <text:p/>
        </draw:line>
        <draw:custom-shape draw:style-name="gr39" draw:text-style-name="P39" draw:layer="layout" svg:width="3.1cm" svg:height="0.8cm" svg:x="15.9cm" svg:y="5.9cm">
          <text:p text:style-name="P1"><text:span text:style-name="T33">Web</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9" draw:text-style-name="P39" draw:layer="layout" svg:width="4.7cm" svg:height="0.8cm" svg:x="19.6cm" svg:y="6.1cm">
          <text:p text:style-name="P1"><text:span text:style-name="T33">StackOverFlow</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draw:style-name="gr6" draw:text-style-name="P3" draw:layer="layout" svg:width="12.3cm" svg:height="1.119cm" svg:x="1cm" svg:y="11.1cm">
          <draw:text-box>
            <text:p><text:span text:style-name="T4">Der Spielplatz – Seiten-Übersicht</text:span></text:p>
          </draw:text-box>
        </draw:frame>
        <draw:custom-shape draw:style-name="gr48" draw:text-style-name="P40" xml:id="id3" draw:id="id3" draw:layer="layout" svg:width="1.321cm" svg:height="0.893cm" svg:x="6.379cm" svg:y="12.607cm">
          <text:p text:style-name="P1"><text:span text:style-name="T34">Startseite</text:span></text:p>
          <draw:enhanced-geometry svg:viewBox="0 0 21600 21600" draw:type="rectangle" draw:enhanced-path="M 0 0 L 21600 0 21600 21600 0 21600 0 0 Z N"/>
        </draw:custom-shape>
        <draw:custom-shape draw:style-name="gr48" draw:text-style-name="P40" xml:id="id2" draw:id="id2" draw:layer="layout" svg:width="1.321cm" svg:height="0.893cm" svg:x="1.479cm" svg:y="15.1cm">
          <text:p text:style-name="P1"><text:span text:style-name="T34">Spiele/</text:span></text:p>
          <text:p text:style-name="P1"><text:span text:style-name="T34">Projekte</text:span></text:p>
          <draw:enhanced-geometry svg:viewBox="0 0 21600 21600" draw:type="rectangle" draw:enhanced-path="M 0 0 L 21600 0 21600 21600 0 21600 0 0 Z N"/>
        </draw:custom-shape>
        <draw:custom-shape draw:style-name="gr48" draw:text-style-name="P40" xml:id="id14" draw:id="id14" draw:layer="layout" svg:width="1.321cm" svg:height="0.893cm" svg:x="11.379cm" svg:y="15.1cm">
          <text:p text:style-name="P1"><text:span text:style-name="T34">Guilde</text:span></text:p>
          <draw:enhanced-geometry svg:viewBox="0 0 21600 21600" draw:mirror-horizontal="false" draw:mirror-vertical="false" draw:type="rectangle" draw:enhanced-path="M 0 0 L 21600 0 21600 21600 0 21600 0 0 Z N"/>
        </draw:custom-shape>
        <draw:custom-shape draw:style-name="gr48" draw:text-style-name="P40" xml:id="id4" draw:id="id4" draw:layer="layout" svg:width="1.321cm" svg:height="0.893cm" svg:x="3.4cm" svg:y="15.1cm">
          <text:p text:style-name="P1"><text:span text:style-name="T34">Live-</text:span></text:p>
          <text:p text:style-name="P1"><text:span text:style-name="T34">Editor</text:span></text:p>
          <draw:enhanced-geometry svg:viewBox="0 0 21600 21600" draw:type="rectangle" draw:enhanced-path="M 0 0 L 21600 0 21600 21600 0 21600 0 0 Z N"/>
        </draw:custom-shape>
        <draw:custom-shape draw:style-name="gr48" draw:text-style-name="P40" xml:id="id6" draw:id="id6" draw:layer="layout" svg:width="1.321cm" svg:height="0.893cm" svg:x="5.379cm" svg:y="15.107cm">
          <text:p text:style-name="P1"><text:span text:style-name="T34">HTML-</text:span></text:p>
          <text:p text:style-name="P1"><text:span text:style-name="T34">Editor</text:span></text:p>
          <draw:enhanced-geometry svg:viewBox="0 0 21600 21600" draw:type="rectangle" draw:enhanced-path="M 0 0 L 21600 0 21600 21600 0 21600 0 0 Z N"/>
        </draw:custom-shape>
        <draw:connector draw:style-name="gr49" draw:text-style-name="P1" draw:layer="layout" svg:x1="6.379cm" svg:y1="14.346cm" svg:x2="2.139cm" svg:y2="15.1cm" draw:start-shape="id1" draw:start-glue-point="3" draw:end-shape="id2" draw:end-glue-point="0" svg:d="M6379 14346h-4240v754" svg:viewBox="0 0 4241 755">
          <text:p/>
        </draw:connector>
        <draw:connector draw:style-name="gr49" draw:text-style-name="P1" draw:layer="layout" svg:x1="8.039cm" svg:y1="15.993cm" svg:x2="8.039cm" svg:y2="16.6cm" svg:d="M8039 15993v607" svg:viewBox="0 0 1 608">
          <text:p/>
        </draw:connector>
        <draw:connector draw:style-name="gr49" draw:text-style-name="P1" draw:layer="layout" svg:x1="7.039cm" svg:y1="13.5cm" svg:x2="7.039cm" svg:y2="13.9cm" draw:start-shape="id3" draw:start-glue-point="2" draw:end-shape="id1" draw:end-glue-point="0" svg:d="M7039 13500v400" svg:viewBox="0 0 1 401">
          <text:p/>
        </draw:connector>
        <draw:connector draw:style-name="gr49" draw:text-style-name="P1" draw:layer="layout" svg:x1="4.06cm" svg:y1="15.1cm" svg:x2="6.379cm" svg:y2="14.346cm" draw:start-shape="id4" draw:start-glue-point="0" draw:end-shape="id1" draw:end-glue-point="3" svg:d="M4060 15100v-754h2319" svg:viewBox="0 0 2320 755">
          <text:p/>
        </draw:connector>
        <draw:connector draw:style-name="gr49" draw:text-style-name="P1" draw:layer="layout" svg:x1="4.06cm" svg:y1="15.993cm" svg:x2="2.8cm" svg:y2="17.046cm" draw:start-shape="id4" draw:start-glue-point="2" draw:end-shape="id5" svg:d="M4060 15993v1053h-1260" svg:viewBox="0 0 1261 1054">
          <text:p/>
        </draw:connector>
        <draw:connector draw:style-name="gr49" draw:text-style-name="P1" draw:layer="layout" svg:x1="6.379cm" svg:y1="14.346cm" svg:x2="6.039cm" svg:y2="15.107cm" draw:start-shape="id1" draw:start-glue-point="3" draw:end-shape="id6" draw:end-glue-point="0" svg:d="M6379 14346h-340v761" svg:viewBox="0 0 341 762">
          <text:p/>
        </draw:connector>
        <draw:custom-shape draw:style-name="gr48" draw:text-style-name="P40" xml:id="id7" draw:id="id7" draw:layer="layout" svg:width="1.321cm" svg:height="0.893cm" svg:x="9.379cm" svg:y="15.1cm">
          <text:p text:style-name="P1"><text:span text:style-name="T34">Spielplatz</text:span></text:p>
          <text:p text:style-name="P1"><text:span text:style-name="T34">Übersicht</text:span></text:p>
          <draw:enhanced-geometry svg:viewBox="0 0 21600 21600" draw:mirror-horizontal="false" draw:mirror-vertical="false" draw:type="rectangle" draw:enhanced-path="M 0 0 L 21600 0 21600 21600 0 21600 0 0 Z N"/>
        </draw:custom-shape>
        <draw:connector draw:style-name="gr49" draw:text-style-name="P1" draw:layer="layout" svg:x1="7.7cm" svg:y1="14.346cm" svg:x2="10.039cm" svg:y2="15.1cm" draw:start-shape="id1" draw:start-glue-point="1" draw:end-shape="id7" draw:end-glue-point="0" svg:d="M7700 14346h2339v754" svg:viewBox="0 0 2340 755">
          <text:p/>
        </draw:connector>
        <draw:custom-shape draw:style-name="gr50" draw:text-style-name="P40" draw:layer="layout" svg:width="1.321cm" svg:height="0.893cm" svg:x="9.379cm" svg:y="15.1cm">
          <text:p text:style-name="P1"><text:span text:style-name="T34">Spielplatz</text:span></text:p>
          <text:p text:style-name="P1"><text:span text:style-name="T34">Übersicht</text:span></text:p>
          <draw:enhanced-geometry svg:viewBox="0 0 21600 21600" draw:mirror-horizontal="false" draw:mirror-vertical="false" draw:type="rectangle" draw:enhanced-path="M 0 0 L 21600 0 21600 21600 0 21600 0 0 Z N"/>
        </draw:custom-shape>
        <draw:line draw:style-name="gr51" draw:text-style-name="P1" draw:layer="layout" svg:x1="10.1cm" svg:y1="15.9cm" svg:x2="10.4cm" svg:y2="17.2cm">
          <text:p/>
        </draw:line>
        <draw:frame draw:style-name="gr52" draw:text-style-name="P18" draw:layer="layout" svg:width="3.4cm" svg:height="0.806cm" svg:x="8.4cm" svg:y="17.1cm">
          <draw:text-box>
            <text:p text:style-name="P1"><text:span text:style-name="T15">Quelltext</text:span></text:p>
          </draw:text-box>
        </draw:frame>
        <draw:custom-shape draw:style-name="gr39" draw:text-style-name="P39" draw:layer="layout" svg:width="3.7cm" svg:height="0.8cm" svg:x="15.4cm" svg:y="3.7cm">
          <text:p text:style-name="P1"><text:span text:style-name="T33">Processing</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line draw:style-name="gr47" draw:text-style-name="P1" draw:layer="layout" svg:x1="20.121cm" svg:y1="4.711cm" svg:x2="18.8cm" svg:y2="4.5cm">
          <text:p/>
        </draw:line>
        <draw:custom-shape draw:style-name="gr39" draw:text-style-name="P39" draw:layer="layout" svg:width="2.4cm" svg:height="0.8cm" svg:x="21.8cm" svg:y="4.7cm">
          <text:p text:style-name="P1"><text:span text:style-name="T33">Linux</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line draw:style-name="gr47" draw:text-style-name="P1" draw:layer="layout" svg:x1="20.125cm" svg:y1="4.796cm" svg:x2="21.7cm" svg:y2="5cm">
          <text:p/>
        </draw:line>
        <draw:frame draw:style-name="gr53" draw:text-style-name="P42" draw:layer="layout" svg:width="3.1cm" svg:height="1.391cm" svg:x="18.6cm" svg:y="4.1cm">
          <draw:text-box>
            <text:p text:style-name="P41"><text:span text:style-name="T35">START</text:span></text:p>
            <text:p text:style-name="P41"><text:span text:style-name="T35">PUNKT</text:span></text:p>
          </draw:text-box>
        </draw:frame>
        <draw:custom-shape draw:style-name="gr22" draw:text-style-name="P30" draw:layer="layout" svg:width="1.3cm" svg:height="1.3cm" svg:x="15.5cm" svg:y="11.1cm">
          <text:p text:style-name="P1"><text:span text:style-name="T25">G</text:span></text:p>
          <draw:enhanced-geometry svg:viewBox="0 0 21600 21600" draw:glue-points="10800 0 0 10800 10800 21600 21600 10800" draw:text-areas="5400 5400 16200 16200" draw:type="diamond" draw:enhanced-path="M 10800 0 L 21600 10800 10800 21600 0 10800 10800 0 Z N"/>
        </draw:custom-shape>
        <draw:frame draw:style-name="gr6" draw:text-style-name="P3" draw:layer="layout" svg:width="12.3cm" svg:height="1.119cm" svg:x="16.8cm" svg:y="11.101cm">
          <draw:text-box>
            <text:p><text:span text:style-name="T4">Gruppen</text:span></text:p>
          </draw:text-box>
        </draw:frame>
        <draw:custom-shape draw:style-name="gr10" draw:text-style-name="P2" draw:layer="layout" svg:width="3.6cm" svg:height="0.6cm" svg:x="24.9cm" svg:y="19.1cm">
          <text:p text:style-name="P1"><text:span text:style-name="T3">Suche</text:span></text:p>
          <draw:enhanced-geometry svg:viewBox="0 0 21600 21600" draw:type="rectangle" draw:enhanced-path="M 0 0 L 21600 0 21600 21600 0 21600 0 0 Z N"/>
        </draw:custom-shape>
        <draw:custom-shape draw:style-name="gr54" draw:text-style-name="P43" draw:layer="layout" svg:width="2.1cm" svg:height="1.3cm" svg:x="20.7cm" svg:y="12.5cm">
          <text:p text:style-name="P1"><text:span text:style-name="T36">Klasse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3" xml:id="id8" draw:id="id8" draw:layer="layout" svg:width="2.6cm" svg:height="1.3cm" svg:x="17.4cm" svg:y="16.1cm">
          <text:p text:style-name="P1"><text:span text:style-name="T36">Worksho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43" draw:layer="layout" svg:width="2.1cm" svg:height="1.3cm" svg:x="23.9cm" svg:y="15.2cm">
          <text:p text:style-name="P1"><text:span text:style-name="T36">Projekte</text:span></text:p>
          <text:p text:style-name="P1"><text:span text:style-name="T37">(Spie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44" xml:id="id9" draw:id="id9" draw:layer="layout" svg:width="3.52cm" svg:height="1.403cm" svg:x="15.98cm" svg:y="14.6cm">
          <draw:text-box>
            <text:p text:style-name="P35"><text:span text:style-name="T38">jsErsteSchritte </text:span></text:p>
            <text:p text:style-name="P35"><text:span text:style-name="T39">Δ-Gruppe</text:span></text:p>
            <text:p text:style-name="P35"><text:span text:style-name="T30">(→ 3.4)</text:span></text:p>
          </draw:text-box>
        </draw:frame>
        <draw:frame draw:style-name="gr56" draw:text-style-name="P45" xml:id="id10" draw:id="id10" draw:layer="layout" svg:width="3.52cm" svg:height="1.403cm" svg:x="18.9cm" svg:y="14.98cm">
          <draw:text-box>
            <text:p text:style-name="P35"><text:span text:style-name="T40">js</text:span><text:span text:style-name="T41">ErsteSchritte </text:span></text:p>
            <text:p text:style-name="P35"><text:span text:style-name="T42">Γ-Gruppe</text:span></text:p>
            <text:p text:style-name="P35"><text:span text:style-name="T43">(→ 3.4)</text:span></text:p>
          </draw:text-box>
        </draw:frame>
        <draw:connector draw:style-name="gr57" draw:text-style-name="P22" draw:layer="layout" svg:x1="18.7cm" svg:y1="16.1cm" svg:x2="17.74cm" svg:y2="16.003cm" draw:start-shape="id8" draw:start-glue-point="4" draw:end-shape="id9" draw:end-glue-point="2" svg:d="M18700 16100v-61h-960v-36" svg:viewBox="0 0 961 98">
          <text:p/>
        </draw:connector>
        <draw:connector draw:style-name="gr57" draw:text-style-name="P22" draw:layer="layout" svg:x1="20cm" svg:y1="16.75cm" svg:x2="20.66cm" svg:y2="16.383cm" draw:start-shape="id8" draw:start-glue-point="10" draw:end-shape="id10" draw:end-glue-point="2" svg:d="M20000 16750h660v-367" svg:viewBox="0 0 661 368">
          <text:p/>
        </draw:connector>
        <draw:frame draw:style-name="gr56" draw:text-style-name="P46" xml:id="id11" draw:id="id11" draw:layer="layout" svg:width="3.52cm" svg:height="1.403cm" svg:x="19.3cm" svg:y="17.38cm">
          <draw:text-box>
            <text:p text:style-name="P35"><text:span text:style-name="T44">goOn </text:span></text:p>
            <text:p text:style-name="P35"><text:span text:style-name="T45">Β-Gruppe</text:span></text:p>
            <text:p text:style-name="P35"><text:span text:style-name="T46">(→ 3.4)</text:span></text:p>
          </draw:text-box>
        </draw:frame>
        <draw:connector draw:style-name="gr57" draw:text-style-name="P22" draw:layer="layout" svg:x1="20cm" svg:y1="16.75cm" svg:x2="21.06cm" svg:y2="17.38cm" draw:start-shape="id8" draw:start-glue-point="10" draw:end-shape="id11" draw:end-glue-point="0" svg:d="M20000 16750h1060v630" svg:viewBox="0 0 1061 631">
          <text:p/>
        </draw:connector>
        <draw:frame draw:style-name="gr56" draw:text-style-name="P47" xml:id="id12" draw:id="id12" draw:layer="layout" svg:width="3.52cm" svg:height="1.403cm" svg:x="16.4cm" svg:y="18.2cm">
          <draw:text-box>
            <text:p text:style-name="P35"><text:span text:style-name="T47">gimpClassics </text:span></text:p>
            <text:p text:style-name="P35"><text:span text:style-name="T48">Α-Gruppe</text:span></text:p>
            <text:p text:style-name="P35"><text:span text:style-name="T49">(→ 3.4)</text:span></text:p>
          </draw:text-box>
        </draw:frame>
        <draw:frame draw:style-name="gr56" draw:text-style-name="P48" xml:id="id13" draw:id="id13" draw:layer="layout" svg:width="3.52cm" svg:height="1.403cm" svg:x="14.58cm" svg:y="16.88cm">
          <draw:text-box>
            <text:p text:style-name="P35"><text:span text:style-name="T41">hackIn </text:span></text:p>
            <text:p text:style-name="P35"><text:span text:style-name="T42">Α-Gruppe</text:span></text:p>
            <text:p text:style-name="P35"><text:span text:style-name="T43">(→ 3.4)</text:span></text:p>
          </draw:text-box>
        </draw:frame>
        <draw:connector draw:style-name="gr57" draw:text-style-name="P22" draw:layer="layout" svg:x1="18.7cm" svg:y1="17.4cm" svg:x2="18.16cm" svg:y2="18.2cm" draw:start-shape="id8" draw:start-glue-point="8" draw:end-shape="id12" draw:end-glue-point="0" svg:d="M18700 17400v413h-540v387" svg:viewBox="0 0 541 801">
          <text:p/>
        </draw:connector>
        <draw:connector draw:style-name="gr57" draw:text-style-name="P22" draw:layer="layout" svg:x1="17.4cm" svg:y1="16.75cm" svg:x2="16.34cm" svg:y2="16.88cm" draw:start-shape="id8" draw:start-glue-point="6" draw:end-shape="id13" draw:end-glue-point="0" svg:d="M17400 16750h-1060v130" svg:viewBox="0 0 1061 131">
          <text:p/>
        </draw:connector>
        <draw:custom-shape draw:style-name="gr22" draw:text-style-name="P30" draw:layer="layout" svg:width="1.3cm" svg:height="1.3cm" svg:x="12.9cm" svg:y="18.7cm">
          <text:p text:style-name="P1"><text:span text:style-name="T25">G</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8" draw:text-style-name="P40" xml:id="id21" draw:id="id21" draw:layer="layout" svg:width="1.321cm" svg:height="0.893cm" svg:x="7.4cm" svg:y="15.1cm">
          <text:p text:style-name="P1"><text:span text:style-name="T34">Go</text:span></text:p>
          <text:p text:style-name="P1"><text:span text:style-name="T34">Spielplatz</text:span></text:p>
          <draw:enhanced-geometry svg:viewBox="0 0 21600 21600" draw:mirror-horizontal="false" draw:mirror-vertical="false" draw:type="rectangle" draw:enhanced-path="M 0 0 L 21600 0 21600 21600 0 21600 0 0 Z N"/>
        </draw:custom-shape>
        <draw:custom-shape draw:style-name="gr48" draw:text-style-name="P40" draw:layer="layout" svg:width="1.321cm" svg:height="0.893cm" svg:x="1.7cm" svg:y="16.807cm">
          <text:p text:style-name="P1"><text:span text:style-name="T34"/></text:p>
          <text:p text:style-name="P1"><text:span text:style-name="T34">MeinT</text:span></text:p>
          <draw:enhanced-geometry svg:viewBox="0 0 21600 21600" draw:type="rectangle" draw:enhanced-path="M 0 0 L 21600 0 21600 21600 0 21600 0 0 Z N"/>
        </draw:custom-shape>
        <draw:custom-shape draw:style-name="gr48" draw:text-style-name="P40" xml:id="id5" draw:id="id5" draw:layer="layout" svg:width="1.321cm" svg:height="0.893cm" svg:x="1.479cm" svg:y="16.6cm">
          <text:p text:style-name="P1"><text:span text:style-name="T34">Live-Spiel</text:span></text:p>
          <text:p text:style-name="P1"><text:span text:style-name="T34">Template</text:span></text:p>
          <draw:enhanced-geometry svg:viewBox="0 0 21600 21600" draw:type="rectangle" draw:enhanced-path="M 0 0 L 21600 0 21600 21600 0 21600 0 0 Z N"/>
        </draw:custom-shape>
        <draw:custom-shape draw:style-name="gr48" draw:text-style-name="P40" xml:id="id15" draw:id="id15" draw:layer="layout" svg:width="1.321cm" svg:height="0.893cm" svg:x="11.379cm" svg:y="16.307cm">
          <text:p text:style-name="P1"><text:span text:style-name="T34">Gruppen</text:span></text:p>
          <text:p text:style-name="P1"><text:span text:style-name="T34">Übersicht</text:span></text:p>
          <draw:enhanced-geometry svg:viewBox="0 0 21600 21600" draw:mirror-horizontal="false" draw:mirror-vertical="false" draw:type="rectangle" draw:enhanced-path="M 0 0 L 21600 0 21600 21600 0 21600 0 0 Z N"/>
        </draw:custom-shape>
        <draw:connector draw:style-name="gr49" draw:text-style-name="P1" draw:layer="layout" svg:x1="12.039cm" svg:y1="15.993cm" svg:x2="12.039cm" svg:y2="16.307cm" draw:start-shape="id14" draw:start-glue-point="2" draw:end-shape="id15" draw:end-glue-point="0" svg:d="M12039 15993v314" svg:viewBox="0 0 1 315">
          <text:p/>
        </draw:connector>
        <draw:custom-shape draw:style-name="gr48" draw:text-style-name="P40" xml:id="id17" draw:id="id17" draw:layer="layout" svg:width="1.321cm" svg:height="0.893cm" svg:x="8.779cm" svg:y="18.807cm">
          <text:p text:style-name="P1"><text:span text:style-name="T34">HackIn</text:span></text:p>
          <text:p text:style-name="P1"><text:span text:style-name="T34">A-Gruppet</text:span></text:p>
          <draw:enhanced-geometry svg:viewBox="0 0 21600 21600" draw:mirror-horizontal="false" draw:mirror-vertical="false" draw:type="rectangle" draw:enhanced-path="M 0 0 L 21600 0 21600 21600 0 21600 0 0 Z N"/>
        </draw:custom-shape>
        <draw:custom-shape draw:style-name="gr48" draw:text-style-name="P40" xml:id="id18" draw:id="id18" draw:layer="layout" svg:width="1.321cm" svg:height="0.893cm" svg:x="11.279cm" svg:y="18.807cm">
          <text:p text:style-name="P1"><text:span text:style-name="T34">goOn</text:span></text:p>
          <text:p text:style-name="P1"><text:span text:style-name="T34">B-Gruppe</text:span></text:p>
          <draw:enhanced-geometry svg:viewBox="0 0 21600 21600" draw:mirror-horizontal="false" draw:mirror-vertical="false" draw:type="rectangle" draw:enhanced-path="M 0 0 L 21600 0 21600 21600 0 21600 0 0 Z N"/>
        </draw:custom-shape>
        <draw:frame draw:style-name="gr37" draw:text-style-name="P24" draw:layer="layout" svg:width="1.8cm" svg:height="1.25cm" svg:x="9.8cm" svg:y="18.8cm">
          <draw:text-box>
            <text:p text:style-name="P1">...</text:p>
          </draw:text-box>
        </draw:frame>
        <draw:connector draw:style-name="gr49" draw:text-style-name="P1" draw:layer="layout" draw:line-skew="-0.4cm 0cm 0.195cm" svg:x1="12.039cm" svg:y1="18.4cm" svg:x2="9.439cm" svg:y2="18.807cm" draw:start-shape="id16" draw:start-glue-point="2" draw:end-shape="id17" draw:end-glue-point="0" svg:d="M12039 18400v100h-1300-1300v307" svg:viewBox="0 0 2601 408">
          <text:p/>
        </draw:connector>
        <draw:connector draw:style-name="gr49" draw:text-style-name="P1" draw:layer="layout" svg:x1="12.039cm" svg:y1="18.4cm" svg:x2="11.939cm" svg:y2="18.807cm" draw:start-shape="id16" draw:start-glue-point="2" draw:end-shape="id18" draw:end-glue-point="0" svg:d="M12039 18400v203h-100v204" svg:viewBox="0 0 101 408">
          <text:p/>
        </draw:connector>
        <draw:custom-shape draw:style-name="gr48" draw:text-style-name="P40" xml:id="id16" draw:id="id16" draw:layer="layout" svg:width="1.321cm" svg:height="0.893cm" svg:x="11.379cm" svg:y="17.507cm">
          <text:p text:style-name="P1"><text:span text:style-name="T34">Gruppen</text:span></text:p>
          <text:p text:style-name="P1"><text:span text:style-name="T34">Template</text:span></text:p>
          <draw:enhanced-geometry svg:viewBox="0 0 21600 21600" draw:mirror-horizontal="false" draw:mirror-vertical="false" draw:type="rectangle" draw:enhanced-path="M 0 0 L 21600 0 21600 21600 0 21600 0 0 Z N"/>
        </draw:custom-shape>
        <draw:connector draw:style-name="gr49" draw:text-style-name="P1" draw:layer="layout" svg:x1="12cm" svg:y1="17.186cm" svg:x2="12cm" svg:y2="17.5cm" svg:d="M12000 17186v314" svg:viewBox="0 0 1 315">
          <text:p/>
        </draw:connector>
        <draw:custom-shape draw:style-name="gr48" draw:text-style-name="P40" xml:id="id19" draw:id="id19" draw:layer="layout" svg:width="1.321cm" svg:height="0.893cm" svg:x="1.279cm" svg:y="18.5cm">
          <text:p text:style-name="P1"><text:span text:style-name="T34">2064</text:span></text:p>
          <draw:enhanced-geometry svg:viewBox="0 0 21600 21600" draw:type="rectangle" draw:enhanced-path="M 0 0 L 21600 0 21600 21600 0 21600 0 0 Z N"/>
        </draw:custom-shape>
        <draw:custom-shape draw:style-name="gr48" draw:text-style-name="P40" xml:id="id20" draw:id="id20" draw:layer="layout" svg:width="1.321cm" svg:height="0.893cm" svg:x="3.779cm" svg:y="18.507cm">
          <text:p text:style-name="P1"><text:span text:style-name="T34">Tetris</text:span></text:p>
          <text:p text:style-name="P1"><text:span text:style-name="T34">for Nerds</text:span></text:p>
          <draw:enhanced-geometry svg:viewBox="0 0 21600 21600" draw:mirror-horizontal="false" draw:mirror-vertical="false" draw:type="rectangle" draw:enhanced-path="M 0 0 L 21600 0 21600 21600 0 21600 0 0 Z N"/>
        </draw:custom-shape>
        <draw:frame draw:style-name="gr37" draw:text-style-name="P24" draw:layer="layout" svg:width="1.8cm" svg:height="1.25cm" svg:x="2.3cm" svg:y="18.5cm">
          <draw:text-box>
            <text:p text:style-name="P1">...</text:p>
          </draw:text-box>
        </draw:frame>
        <draw:connector draw:style-name="gr49" draw:text-style-name="P1" draw:layer="layout" svg:x1="2.1cm" svg:y1="17.486cm" svg:x2="1.939cm" svg:y2="18.5cm" draw:end-shape="id19" draw:end-glue-point="0" svg:d="M2100 17486v256h-161v758" svg:viewBox="0 0 162 1015">
          <text:p/>
        </draw:connector>
        <draw:connector draw:style-name="gr49" draw:text-style-name="P1" draw:layer="layout" draw:line-skew="0.354cm" svg:x1="2.101cm" svg:y1="17.486cm" svg:x2="4.439cm" svg:y2="18.507cm" draw:end-shape="id20" draw:end-glue-point="0" svg:d="M2101 17486v614h2338v407" svg:viewBox="0 0 2339 1022">
          <text:p/>
        </draw:connector>
        <draw:custom-shape draw:style-name="gr48" draw:text-style-name="P40" xml:id="id1" draw:id="id1" draw:layer="layout" svg:width="1.321cm" svg:height="0.893cm" svg:x="6.379cm" svg:y="13.9cm">
          <text:p text:style-name="P1"><text:span text:style-name="T34">Entw.-</text:span></text:p>
          <text:p text:style-name="P1"><text:span text:style-name="T34">stufen</text:span></text:p>
          <draw:enhanced-geometry svg:viewBox="0 0 21600 21600" draw:type="rectangle" draw:enhanced-path="M 0 0 L 21600 0 21600 21600 0 21600 0 0 Z N"/>
        </draw:custom-shape>
        <draw:connector draw:style-name="gr49" draw:text-style-name="P1" draw:layer="layout" draw:line-skew="-0.072cm" svg:x1="7.701cm" svg:y1="14.346cm" svg:x2="12.039cm" svg:y2="15.1cm" draw:end-shape="id14" draw:end-glue-point="0" svg:d="M7701 14346v54h4338v700" svg:viewBox="0 0 4339 755">
          <text:p/>
        </draw:connector>
        <draw:connector draw:style-name="gr49" draw:text-style-name="P1" draw:layer="layout" svg:x1="7.701cm" svg:y1="14.346cm" svg:x2="8.06cm" svg:y2="15.1cm" draw:end-shape="id21" draw:end-glue-point="0" svg:d="M7701 14346v126h359v628" svg:viewBox="0 0 360 755">
          <text:p/>
        </draw:connector>
        <draw:custom-shape draw:style-name="gr48" draw:text-style-name="P40" draw:layer="layout" svg:width="1.321cm" svg:height="0.893cm" svg:x="7.379cm" svg:y="16.6cm">
          <text:p text:style-name="P1"><text:span text:style-name="T34">Go-Prog.</text:span></text:p>
          <text:p text:style-name="P1"><text:span text:style-name="T34">Template</text:span></text:p>
          <draw:enhanced-geometry svg:viewBox="0 0 21600 21600" draw:type="rectangle" draw:enhanced-path="M 0 0 L 21600 0 21600 21600 0 21600 0 0 Z N"/>
        </draw:custom-shape>
        <draw:custom-shape draw:style-name="gr48" draw:text-style-name="P40" draw:layer="layout" svg:width="1.321cm" svg:height="0.893cm" svg:x="1.479cm" svg:y="16.6cm">
          <text:p text:style-name="P1"><text:span text:style-name="T34">Live-Spiel</text:span></text:p>
          <text:p text:style-name="P1"><text:span text:style-name="T34">Template</text:span></text:p>
          <draw:enhanced-geometry svg:viewBox="0 0 21600 21600" draw:type="rectangle" draw:enhanced-path="M 0 0 L 21600 0 21600 21600 0 21600 0 0 Z N"/>
        </draw:custom-shape>
        <draw:connector draw:style-name="gr49" draw:text-style-name="P1" draw:layer="layout" svg:x1="2.1cm" svg:y1="16cm" svg:x2="2.1cm" svg:y2="16.607cm" svg:d="M2100 16000v607" svg:viewBox="0 0 1 608">
          <text:p/>
        </draw:connector>
      </draw:page>
      <draw:page draw:name="page5" draw:style-name="dp1" draw:master-page-name="Standard">
        <draw:custom-shape draw:style-name="gr2" draw:text-style-name="P1" draw:layer="layout" svg:width="13.3cm" svg:height="9cm" svg:x="1cm" svg:y="1cm">
          <text:p/>
          <draw:enhanced-geometry svg:viewBox="0 0 21600 21600" draw:type="rectangle" draw:enhanced-path="M 0 0 L 21600 0 21600 21600 0 21600 0 0 Z N"/>
        </draw:custom-shape>
        <draw:custom-shape draw:style-name="gr58" draw:text-style-name="P24" draw:layer="layout" svg:width="1.425cm" svg:height="1.425cm" svg:x="1.675cm" svg:y="8.47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9" draw:text-style-name="P24" draw:layer="layout" svg:width="1.425cm" svg:height="1.425cm" svg:x="2.475cm" svg:y="7.87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2" draw:text-style-name="P1" draw:layer="layout" svg:width="13.3cm" svg:height="9cm" svg:x="1cm" svg:y="11cm">
          <text:p/>
          <draw:enhanced-geometry svg:viewBox="0 0 21600 21600" draw:type="rectangle" draw:enhanced-path="M 0 0 L 21600 0 21600 21600 0 21600 0 0 Z N"/>
        </draw:custom-shape>
        <draw:custom-shape draw:style-name="gr2" draw:text-style-name="P1" draw:layer="layout" svg:width="13.3cm" svg:height="9cm" svg:x="15.4cm" svg:y="11cm">
          <text:p/>
          <draw:enhanced-geometry svg:viewBox="0 0 21600 21600" draw:type="rectangle" draw:enhanced-path="M 0 0 L 21600 0 21600 21600 0 21600 0 0 Z N"/>
        </draw:custom-shape>
        <draw:custom-shape draw:style-name="gr2" draw:text-style-name="P1" draw:layer="layout" svg:width="13.3cm" svg:height="9cm" svg:x="15.4cm" svg:y="1cm">
          <text:p/>
          <draw:enhanced-geometry svg:viewBox="0 0 21600 21600" draw:type="rectangle" draw:enhanced-path="M 0 0 L 21600 0 21600 21600 0 21600 0 0 Z N"/>
        </draw:custom-shape>
        <draw:frame draw:style-name="gr41" draw:text-style-name="P17" draw:layer="layout" svg:width="13.3cm" svg:height="0.75cm" svg:x="1cm" svg:y="10cm">
          <draw:text-box>
            <text:p><text:span text:style-name="T16">5.1 Das Kommentar-System</text:span></text:p>
          </draw:text-box>
        </draw:frame>
        <draw:frame draw:style-name="gr41" draw:text-style-name="P17" draw:layer="layout" svg:width="13.3cm" svg:height="0.75cm" svg:x="15.4cm" svg:y="20cm">
          <draw:text-box>
            <text:p><text:span text:style-name="T16">5.4 </text:span></text:p>
          </draw:text-box>
        </draw:frame>
        <draw:frame draw:style-name="gr41" draw:text-style-name="P17" draw:layer="layout" svg:width="13.3cm" svg:height="0.75cm" svg:x="1cm" svg:y="19.95cm">
          <draw:text-box>
            <text:p><text:span text:style-name="T16">5.3 </text:span></text:p>
          </draw:text-box>
        </draw:frame>
        <draw:frame draw:style-name="gr41" draw:text-style-name="P17" draw:layer="layout" svg:width="13.3cm" svg:height="0.75cm" svg:x="15.4cm" svg:y="10.05cm">
          <draw:text-box>
            <text:p><text:span text:style-name="T16">5.2 </text:span></text:p>
          </draw:text-box>
        </draw:frame>
        <draw:custom-shape draw:style-name="gr26" draw:text-style-name="P49" draw:layer="layout" svg:width="1.9cm" svg:height="1.9cm" svg:x="1.3cm" svg:y="1cm">
          <text:p text:style-name="P1"><text:span text:style-name="T50">37</text:span></text:p>
          <draw:enhanced-geometry svg:viewBox="0 0 21600 21600" draw:mirror-horizontal="false" draw:mirror-vertical="false"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27" draw:text-style-name="P22" draw:layer="layout" svg:width="0.95cm" svg:height="1.187cm" svg:x="1.771cm" svg:y="5.765cm">
          <text:p/>
          <draw:enhanced-geometry svg:viewBox="0 0 640 861" draw:text-areas="257 295 414 566" draw:type="non-primitive" draw:enhanced-path="M 640 233 L 221 293 506 12 367 0 29 406 431 347 145 645 99 520 0 861 326 765 209 711 640 233 640 233 Z N"/>
        </draw:custom-shape>
        <draw:frame draw:style-name="gr60" draw:text-style-name="P50" draw:layer="layout" svg:width="2.204cm" svg:height="1.173cm" svg:x="1.496cm" svg:y="5.927cm">
          <draw:text-box>
            <text:p text:style-name="P1"><text:span text:style-name="T50">341</text:span></text:p>
          </draw:text-box>
        </draw:frame>
        <draw:custom-shape draw:style-name="gr61" draw:text-style-name="P24" draw:layer="layout" svg:width="1.425cm" svg:height="1.425cm" svg:x="1.334cm" svg:y="7.46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60" draw:text-style-name="P49" draw:layer="layout" svg:width="2.204cm" svg:height="1.173cm" svg:x="0.996cm" svg:y="7.927cm">
          <draw:text-box>
            <text:p text:style-name="P1"><text:span text:style-name="T50">2</text:span></text:p>
          </draw:text-box>
        </draw:frame>
        <draw:custom-shape draw:style-name="gr62" draw:text-style-name="P22" draw:layer="layout" svg:width="1.3cm" svg:height="1.235cm" svg:x="1.6cm" svg:y="3.565cm">
          <text:p text:style-name="P1"><text:span text:style-name="T50">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3" draw:text-style-name="P24" draw:layer="layout" svg:width="3cm" svg:height="0.962cm" svg:x="4.2cm" svg:y="1.538cm">
          <draw:text-box>
            <text:p>Mag ich!</text:p>
          </draw:text-box>
        </draw:frame>
        <draw:frame draw:style-name="gr63" draw:text-style-name="P24" draw:layer="layout" svg:width="5.8cm" svg:height="0.962cm" svg:x="4.2cm" svg:y="3.671cm">
          <draw:text-box>
            <text:p>SpinOffs (Forks)</text:p>
          </draw:text-box>
        </draw:frame>
        <draw:frame draw:style-name="gr63" draw:text-style-name="P24" draw:layer="layout" svg:width="5.8cm" svg:height="0.962cm" svg:x="4.2cm" svg:y="5.805cm">
          <draw:text-box>
            <text:p>Spiele gespielt</text:p>
          </draw:text-box>
        </draw:frame>
        <draw:frame draw:style-name="gr63" draw:text-style-name="P24" draw:layer="layout" svg:width="8.8cm" svg:height="0.962cm" svg:x="4.2cm" svg:y="7.938cm">
          <draw:text-box>
            <text:p>Preise (Spiel des Monats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aea79f" draw:marker-start-width="0.2cm" draw:marker-start-center="false" draw:marker-end-width="0.2cm" draw:marker-end-center="false" draw:fill="solid" draw:fill-color="#eeee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kt_20_ohne_20_Füllung_20_und_20_Linie" style:display-name="Objekt ohne Füllung und Lini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chael </meta:initial-creator>
    <meta:creation-date>2015-09-03T12:39:07.989257355</meta:creation-date>
    <dc:date>2015-09-24T19:21:02.751120220</dc:date>
    <dc:creator>Michael </dc:creator>
    <meta:editing-duration>PT6H10M44S</meta:editing-duration>
    <meta:editing-cycles>28</meta:editing-cycles>
    <meta:generator>LibreOffice/4.2.8.2$Linux_X86_64 LibreOffice_project/420m0$Build-2</meta:generator>
    <meta:document-statistic meta:object-count="277"/>
  </office:meta>
</office:document-meta>
</file>